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" style:family="table-cell" style:parent-style-name="Default" style:data-style-name="N122">
      <style:text-properties style:text-position="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2"/>
    <style:style style:name="ce8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23"/>
    <style:style style:name="ce10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ce5"/>
        <table:table-column table:style-name="co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9"/>
        <table:table-column table:style-name="co1" table:default-cell-style-name="Default"/>
        <table:table-column table:style-name="co1" table:default-cell-style-name="ce1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Version</text:p>
          </table:table-cell>
          <table:table-cell table:style-name="ce5" office:value-type="string" calcext:value-type="string">
            <text:p>JulianDay1970</text:p>
          </table:table-cell>
          <table:table-cell table:style-name="ce6" office:value-type="string" calcext:value-type="string">
            <text:p>Year</text:p>
          </table:table-cell>
          <table:table-cell table:style-name="ce5" office:value-type="string" calcext:value-type="string">
            <text:p>Size (bytes)</text:p>
          </table:table-cell>
          <table:table-cell table:style-name="ce5" office:value-type="string" calcext:value-type="string">
            <text:p>Iref</text:p>
          </table:table-cell>
          <table:table-cell table:style-name="ce5" office:value-type="string" calcext:value-type="string">
            <text:p>Dref</text:p>
          </table:table-cell>
          <table:table-cell table:style-name="ce6" office:value-type="string" calcext:value-type="string">
            <text:p>Year</text:p>
          </table:table-cell>
          <table:table-cell table:style-name="ce8" office:value-type="string" calcext:value-type="string">
            <text:p>Billions of CPU Cycles</text:p>
          </table:table-cell>
          <table:table-cell table:style-name="ce5"/>
          <table:table-cell table:style-name="ce10" office:value-type="string" calcext:value-type="string">
            <text:p>CPU Cycles</text:p>
          </table:table-cell>
          <table:table-cell table:style-name="ce5" office:value-type="string" calcext:value-type="string">
            <text:p>Norm Factor:</text:p>
          </table:table-cell>
          <table:table-cell table:style-name="ce8" table:formula="of:=[.H36]" office:value-type="float" office:value="1.096929035" calcext:value-type="float">
            <text:p>1.0969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3.6.1</text:p>
          </table:table-cell>
          <table:table-cell table:style-name="ce5" office:value-type="float" office:value="14097" calcext:value-type="float">
            <text:p>14097</text:p>
          </table:table-cell>
          <table:table-cell table:formula="of:=1970 + [.B2]/365.24" office:value-type="float" office:value="2008.59653926186" calcext:value-type="float">
            <text:p>2008.6</text:p>
          </table:table-cell>
          <table:table-cell table:style-name="ce5" office:value-type="float" office:value="328225" calcext:value-type="float">
            <text:p>328225</text:p>
          </table:table-cell>
          <table:table-cell table:style-name="ce5" office:value-type="float" office:value="3376266933" calcext:value-type="float">
            <text:p>3376266933</text:p>
          </table:table-cell>
          <table:table-cell table:style-name="ce5" office:value-type="float" office:value="2093708208" calcext:value-type="float">
            <text:p>2093708208</text:p>
          </table:table-cell>
          <table:table-cell table:formula="of:=1970 + [.B2]/365.24" office:value-type="float" office:value="2008.59653926186" calcext:value-type="float">
            <text:p>2008.6</text:p>
          </table:table-cell>
          <table:table-cell table:style-name="ce8" table:formula="of:=[.E2]/1000000000" office:value-type="float" office:value="3.376266933" calcext:value-type="float">
            <text:p>3.3763</text:p>
          </table:table-cell>
          <table:table-cell table:style-name="ce5"/>
          <table:table-cell table:style-name="ce10" table:formula="of:=[.H2]/[.L$1]" office:value-type="percentage" office:value="3.07792648865384" calcext:value-type="percentage">
            <text:p>307.79%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3.6.7</text:p>
          </table:table-cell>
          <table:table-cell table:style-name="ce5" office:value-type="float" office:value="14245" calcext:value-type="float">
            <text:p>14245</text:p>
          </table:table-cell>
          <table:table-cell office:value-type="float" office:value="2009" calcext:value-type="float">
            <text:p>2009.0</text:p>
          </table:table-cell>
          <table:table-cell table:style-name="ce5" office:value-type="float" office:value="343460" calcext:value-type="float">
            <text:p>343460</text:p>
          </table:table-cell>
          <table:table-cell table:style-name="ce5" office:value-type="float" office:value="3373420953" calcext:value-type="float">
            <text:p>3373420953</text:p>
          </table:table-cell>
          <table:table-cell table:style-name="ce5" office:value-type="float" office:value="2114122230" calcext:value-type="float">
            <text:p>2114122230</text:p>
          </table:table-cell>
          <table:table-cell table:formula="of:=[.C3]" office:value-type="float" office:value="2009" calcext:value-type="float">
            <text:p>2009.0</text:p>
          </table:table-cell>
          <table:table-cell table:style-name="ce8" table:formula="of:=[.E3]/1000000000" office:value-type="float" office:value="3.373420953" calcext:value-type="float">
            <text:p>3.3734</text:p>
          </table:table-cell>
          <table:table-cell table:style-name="ce5"/>
          <table:table-cell table:style-name="ce10" table:formula="of:=[.H3]/[.L$1]" office:value-type="percentage" office:value="3.07533199082473" calcext:value-type="percentage">
            <text:p>307.53%</text:p>
          </table:table-cell>
          <table:table-cell table:style-name="ce5"/>
          <table:table-cell table:style-name="ce12" office:value-type="string" calcext:value-type="string">
            <text:p>&lt;&lt;&lt;&lt;--- Not an exact version. <text:s/>Really “trunk:2009-01-01”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3.6.15</text:p>
          </table:table-cell>
          <table:table-cell table:style-name="ce5" office:value-type="float" office:value="14410" calcext:value-type="float">
            <text:p>14410</text:p>
          </table:table-cell>
          <table:table-cell table:formula="of:=1970 + [.B4]/365.24" office:value-type="float" office:value="2009.45351002081" calcext:value-type="float">
            <text:p>2009.5</text:p>
          </table:table-cell>
          <table:table-cell table:style-name="ce5" office:value-type="float" office:value="349587" calcext:value-type="float">
            <text:p>349587</text:p>
          </table:table-cell>
          <table:table-cell table:style-name="ce5" office:value-type="float" office:value="3010530775" calcext:value-type="float">
            <text:p>3010530775</text:p>
          </table:table-cell>
          <table:table-cell table:style-name="ce5" office:value-type="float" office:value="1915828197" calcext:value-type="float">
            <text:p>1915828197</text:p>
          </table:table-cell>
          <table:table-cell table:formula="of:=1970 + [.B4]/365.24" office:value-type="float" office:value="2009.45351002081" calcext:value-type="float">
            <text:p>2009.5</text:p>
          </table:table-cell>
          <table:table-cell table:style-name="ce8" table:formula="of:=[.E4]/1000000000" office:value-type="float" office:value="3.010530775" calcext:value-type="float">
            <text:p>3.0105</text:p>
          </table:table-cell>
          <table:table-cell table:style-name="ce5"/>
          <table:table-cell table:style-name="ce10" table:formula="of:=[.H4]/[.L$1]" office:value-type="percentage" office:value="2.74450823976959" calcext:value-type="percentage">
            <text:p>274.45%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3.6.23</text:p>
          </table:table-cell>
          <table:table-cell table:style-name="ce5" office:value-type="float" office:value="14677" calcext:value-type="float">
            <text:p>14677</text:p>
          </table:table-cell>
          <table:table-cell table:formula="of:=1970 + [.B5]/365.24" office:value-type="float" office:value="2010.18453619538" calcext:value-type="float">
            <text:p>2010.2</text:p>
          </table:table-cell>
          <table:table-cell table:style-name="ce5" office:value-type="float" office:value="368896" calcext:value-type="float">
            <text:p>368896</text:p>
          </table:table-cell>
          <table:table-cell table:style-name="ce5" office:value-type="float" office:value="2905406113" calcext:value-type="float">
            <text:p>2905406113</text:p>
          </table:table-cell>
          <table:table-cell table:style-name="ce5" office:value-type="float" office:value="1872234149" calcext:value-type="float">
            <text:p>1872234149</text:p>
          </table:table-cell>
          <table:table-cell table:formula="of:=1970 + [.B5]/365.24" office:value-type="float" office:value="2010.18453619538" calcext:value-type="float">
            <text:p>2010.2</text:p>
          </table:table-cell>
          <table:table-cell table:style-name="ce8" table:formula="of:=[.E5]/1000000000" office:value-type="float" office:value="2.905406113" calcext:value-type="float">
            <text:p>2.9054</text:p>
          </table:table-cell>
          <table:table-cell table:style-name="ce5"/>
          <table:table-cell table:style-name="ce10" table:formula="of:=[.H5]/[.L$1]" office:value-type="percentage" office:value="2.64867281318704" calcext:value-type="percentage">
            <text:p>264.87%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3.7.2</text:p>
          </table:table-cell>
          <table:table-cell office:value-type="float" office:value="14845" calcext:value-type="float">
            <text:p>14845</text:p>
          </table:table-cell>
          <table:table-cell table:formula="of:=1970 + [.B6]/365.24" office:value-type="float" office:value="2010.64450772095" calcext:value-type="float">
            <text:p>2010.6</text:p>
          </table:table-cell>
          <table:table-cell office:value-type="float" office:value="386819" calcext:value-type="float">
            <text:p>386819</text:p>
          </table:table-cell>
          <table:table-cell office:value-type="float" office:value="2885186978" calcext:value-type="float">
            <text:p>2885186978</text:p>
          </table:table-cell>
          <table:table-cell office:value-type="float" office:value="1850418016" calcext:value-type="float">
            <text:p>1850418016</text:p>
          </table:table-cell>
          <table:table-cell table:formula="of:=1970 + [.B6]/365.24" office:value-type="float" office:value="2010.64450772095" calcext:value-type="float">
            <text:p>2010.6</text:p>
          </table:table-cell>
          <table:table-cell table:style-name="ce8" table:formula="of:=[.E6]/1000000000" office:value-type="float" office:value="2.885186978" calcext:value-type="float">
            <text:p>2.8852</text:p>
          </table:table-cell>
          <table:table-cell/>
          <table:table-cell table:style-name="ce10" table:formula="of:=[.H6]/[.L$1]" office:value-type="percentage" office:value="2.63024032179073" calcext:value-type="percentage">
            <text:p>263.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7.5</text:p>
          </table:table-cell>
          <table:table-cell office:value-type="float" office:value="15006" calcext:value-type="float">
            <text:p>15006</text:p>
          </table:table-cell>
          <table:table-cell table:formula="of:=1970 + [.B7]/365.24" office:value-type="float" office:value="2011.08531376629" calcext:value-type="float">
            <text:p>2011.1</text:p>
          </table:table-cell>
          <table:table-cell office:value-type="float" office:value="394006" calcext:value-type="float">
            <text:p>394006</text:p>
          </table:table-cell>
          <table:table-cell office:value-type="float" office:value="2666024501" calcext:value-type="float">
            <text:p>2666024501</text:p>
          </table:table-cell>
          <table:table-cell office:value-type="float" office:value="1475624098" calcext:value-type="float">
            <text:p>1475624098</text:p>
          </table:table-cell>
          <table:table-cell table:formula="of:=1970 + [.B7]/365.24" office:value-type="float" office:value="2011.08531376629" calcext:value-type="float">
            <text:p>2011.1</text:p>
          </table:table-cell>
          <table:table-cell table:style-name="ce8" table:formula="of:=[.E7]/1000000000" office:value-type="float" office:value="2.666024501" calcext:value-type="float">
            <text:p>2.6660</text:p>
          </table:table-cell>
          <table:table-cell/>
          <table:table-cell table:style-name="ce10" table:formula="of:=[.H7]/[.L$1]" office:value-type="percentage" office:value="2.43044391745907" calcext:value-type="percentage">
            <text:p>24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7.8</text:p>
          </table:table-cell>
          <table:table-cell office:value-type="float" office:value="15236" calcext:value-type="float">
            <text:p>15236</text:p>
          </table:table-cell>
          <table:table-cell table:formula="of:=1970 + [.B8]/365.24" office:value-type="float" office:value="2011.7150366882" calcext:value-type="float">
            <text:p>2011.7</text:p>
          </table:table-cell>
          <table:table-cell office:value-type="float" office:value="410562" calcext:value-type="float">
            <text:p>410562</text:p>
          </table:table-cell>
          <table:table-cell office:value-type="float" office:value="2581092595" calcext:value-type="float">
            <text:p>2581092595</text:p>
          </table:table-cell>
          <table:table-cell office:value-type="float" office:value="1406458444" calcext:value-type="float">
            <text:p>1406458444</text:p>
          </table:table-cell>
          <table:table-cell table:formula="of:=1970 + [.B8]/365.24" office:value-type="float" office:value="2011.7150366882" calcext:value-type="float">
            <text:p>2011.7</text:p>
          </table:table-cell>
          <table:table-cell table:style-name="ce8" table:formula="of:=[.E8]/1000000000" office:value-type="float" office:value="2.581092595" calcext:value-type="float">
            <text:p>2.5811</text:p>
          </table:table-cell>
          <table:table-cell/>
          <table:table-cell table:style-name="ce10" table:formula="of:=[.H8]/[.L$1]" office:value-type="percentage" office:value="2.35301693422674" calcext:value-type="percentage">
            <text:p>235.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7.13</text:p>
          </table:table-cell>
          <table:table-cell office:value-type="float" office:value="15502" calcext:value-type="float">
            <text:p>15502</text:p>
          </table:table-cell>
          <table:table-cell table:formula="of:=1970 + [.B9]/365.24" office:value-type="float" office:value="2012.44332493703" calcext:value-type="float">
            <text:p>2012.4</text:p>
          </table:table-cell>
          <table:table-cell office:value-type="float" office:value="416534" calcext:value-type="float">
            <text:p>416534</text:p>
          </table:table-cell>
          <table:table-cell office:value-type="float" office:value="2687729977" calcext:value-type="float">
            <text:p>2687729977</text:p>
          </table:table-cell>
          <table:table-cell office:value-type="float" office:value="1462226831" calcext:value-type="float">
            <text:p>1462226831</text:p>
          </table:table-cell>
          <table:table-cell table:formula="of:=1970 + [.B9]/365.24" office:value-type="float" office:value="2012.44332493703" calcext:value-type="float">
            <text:p>2012.4</text:p>
          </table:table-cell>
          <table:table-cell table:style-name="ce8" table:formula="of:=[.E9]/1000000000" office:value-type="float" office:value="2.687729977" calcext:value-type="float">
            <text:p>2.6877</text:p>
          </table:table-cell>
          <table:table-cell/>
          <table:table-cell table:style-name="ce10" table:formula="of:=[.H9]/[.L$1]" office:value-type="percentage" office:value="2.4502314108223" calcext:value-type="percentage">
            <text:p>245.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7.14</text:p>
          </table:table-cell>
          <table:table-cell office:value-type="float" office:value="15586" calcext:value-type="float">
            <text:p>15586</text:p>
          </table:table-cell>
          <table:table-cell table:formula="of:=1970 + [.B10]/365.24" office:value-type="float" office:value="2012.67331069981" calcext:value-type="float">
            <text:p>2012.7</text:p>
          </table:table-cell>
          <table:table-cell office:value-type="float" office:value="418415" calcext:value-type="float">
            <text:p>418415</text:p>
          </table:table-cell>
          <table:table-cell office:value-type="float" office:value="2669546996" calcext:value-type="float">
            <text:p>2669546996</text:p>
          </table:table-cell>
          <table:table-cell office:value-type="float" office:value="1448007819" calcext:value-type="float">
            <text:p>1448007819</text:p>
          </table:table-cell>
          <table:table-cell table:formula="of:=1970 + [.B10]/365.24" office:value-type="float" office:value="2012.67331069981" calcext:value-type="float">
            <text:p>2012.7</text:p>
          </table:table-cell>
          <table:table-cell table:style-name="ce8" table:formula="of:=[.E10]/1000000000" office:value-type="float" office:value="2.669546996" calcext:value-type="float">
            <text:p>2.6695</text:p>
          </table:table-cell>
          <table:table-cell/>
          <table:table-cell table:style-name="ce10" table:formula="of:=[.H10]/[.L$1]" office:value-type="percentage" office:value="2.43365515071811" calcext:value-type="percentage">
            <text:p>243.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7.17</text:p>
          </table:table-cell>
          <table:table-cell office:value-type="float" office:value="15845" calcext:value-type="float">
            <text:p>15845</text:p>
          </table:table-cell>
          <table:table-cell table:formula="of:=1970 + [.B11]/365.24" office:value-type="float" office:value="2013.3824334684" calcext:value-type="float">
            <text:p>2013.4</text:p>
          </table:table-cell>
          <table:table-cell office:value-type="float" office:value="431580" calcext:value-type="float">
            <text:p>431580</text:p>
          </table:table-cell>
          <table:table-cell office:value-type="float" office:value="2706002934" calcext:value-type="float">
            <text:p>2706002934</text:p>
          </table:table-cell>
          <table:table-cell office:value-type="float" office:value="1464317232" calcext:value-type="float">
            <text:p>1464317232</text:p>
          </table:table-cell>
          <table:table-cell table:formula="of:=1970 + [.B11]/365.24" office:value-type="float" office:value="2013.3824334684" calcext:value-type="float">
            <text:p>2013.4</text:p>
          </table:table-cell>
          <table:table-cell table:style-name="ce8" table:formula="of:=[.E11]/1000000000" office:value-type="float" office:value="2.706002934" calcext:value-type="float">
            <text:p>2.7060</text:p>
          </table:table-cell>
          <table:table-cell/>
          <table:table-cell table:style-name="ce10" table:formula="of:=[.H11]/[.L$1]" office:value-type="percentage" office:value="2.46688969628742" calcext:value-type="percentage">
            <text:p>246.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0</text:p>
          </table:table-cell>
          <table:table-cell office:value-type="float" office:value="15943" calcext:value-type="float">
            <text:p>15943</text:p>
          </table:table-cell>
          <table:table-cell table:formula="of:=1970 + [.B12]/365.24" office:value-type="float" office:value="2013.65075019165" calcext:value-type="float">
            <text:p>2013.7</text:p>
          </table:table-cell>
          <table:table-cell office:value-type="float" office:value="436412" calcext:value-type="float">
            <text:p>436412</text:p>
          </table:table-cell>
          <table:table-cell office:value-type="float" office:value="2640238923" calcext:value-type="float">
            <text:p>2640238923</text:p>
          </table:table-cell>
          <table:table-cell office:value-type="float" office:value="1441543490" calcext:value-type="float">
            <text:p>1441543490</text:p>
          </table:table-cell>
          <table:table-cell table:formula="of:=1970 + [.B12]/365.24" office:value-type="float" office:value="2013.65075019165" calcext:value-type="float">
            <text:p>2013.7</text:p>
          </table:table-cell>
          <table:table-cell table:style-name="ce8" table:formula="of:=[.E12]/1000000000" office:value-type="float" office:value="2.640238923" calcext:value-type="float">
            <text:p>2.6402</text:p>
          </table:table-cell>
          <table:table-cell/>
          <table:table-cell table:style-name="ce10" table:formula="of:=[.H12]/[.L$1]" office:value-type="percentage" office:value="2.4069368562206" calcext:value-type="percentage">
            <text:p>240.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1</text:p>
          </table:table-cell>
          <table:table-cell office:value-type="float" office:value="15995" calcext:value-type="float">
            <text:p>15995</text:p>
          </table:table-cell>
          <table:table-cell table:formula="of:=1970 + [.B13]/365.24" office:value-type="float" office:value="2013.79312233052" calcext:value-type="float">
            <text:p>2013.8</text:p>
          </table:table-cell>
          <table:table-cell office:value-type="float" office:value="440787" calcext:value-type="float">
            <text:p>440787</text:p>
          </table:table-cell>
          <table:table-cell office:value-type="float" office:value="2593685187" calcext:value-type="float">
            <text:p>2593685187</text:p>
          </table:table-cell>
          <table:table-cell office:value-type="float" office:value="1414209770" calcext:value-type="float">
            <text:p>1414209770</text:p>
          </table:table-cell>
          <table:table-cell table:formula="of:=1970 + [.B13]/365.24" office:value-type="float" office:value="2013.79312233052" calcext:value-type="float">
            <text:p>2013.8</text:p>
          </table:table-cell>
          <table:table-cell table:style-name="ce8" table:formula="of:=[.E13]/1000000000" office:value-type="float" office:value="2.593685187" calcext:value-type="float">
            <text:p>2.5937</text:p>
          </table:table-cell>
          <table:table-cell/>
          <table:table-cell table:style-name="ce10" table:formula="of:=[.H13]/[.L$1]" office:value-type="percentage" office:value="2.36449679445307" calcext:value-type="percentage">
            <text:p>236.4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2</text:p>
          </table:table-cell>
          <table:table-cell office:value-type="float" office:value="16045" calcext:value-type="float">
            <text:p>16045</text:p>
          </table:table-cell>
          <table:table-cell table:formula="of:=1970 + [.B14]/365.24" office:value-type="float" office:value="2013.93001861789" calcext:value-type="float">
            <text:p>2013.9</text:p>
          </table:table-cell>
          <table:table-cell office:value-type="float" office:value="448963" calcext:value-type="float">
            <text:p>448963</text:p>
          </table:table-cell>
          <table:table-cell office:value-type="float" office:value="2428728335" calcext:value-type="float">
            <text:p>2428728335</text:p>
          </table:table-cell>
          <table:table-cell office:value-type="float" office:value="1333353487" calcext:value-type="float">
            <text:p>1333353487</text:p>
          </table:table-cell>
          <table:table-cell table:formula="of:=1970 + [.B14]/365.24" office:value-type="float" office:value="2013.93001861789" calcext:value-type="float">
            <text:p>2013.9</text:p>
          </table:table-cell>
          <table:table-cell table:style-name="ce8" table:formula="of:=[.E14]/1000000000" office:value-type="float" office:value="2.428728335" calcext:value-type="float">
            <text:p>2.4287</text:p>
          </table:table-cell>
          <table:table-cell/>
          <table:table-cell table:style-name="ce10" table:formula="of:=[.H14]/[.L$1]" office:value-type="percentage" office:value="2.21411618938503" calcext:value-type="percentage">
            <text:p>221.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3</text:p>
          </table:table-cell>
          <table:table-cell office:value-type="float" office:value="16104" calcext:value-type="float">
            <text:p>16104</text:p>
          </table:table-cell>
          <table:table-cell table:formula="of:=1970 + [.B15]/365.24" office:value-type="float" office:value="2014.09155623699" calcext:value-type="float">
            <text:p>2014.1</text:p>
          </table:table-cell>
          <table:table-cell office:value-type="float" office:value="450112" calcext:value-type="float">
            <text:p>450112</text:p>
          </table:table-cell>
          <table:table-cell office:value-type="float" office:value="2350339239" calcext:value-type="float">
            <text:p>2350339239</text:p>
          </table:table-cell>
          <table:table-cell office:value-type="float" office:value="1284066470" calcext:value-type="float">
            <text:p>1284066470</text:p>
          </table:table-cell>
          <table:table-cell table:formula="of:=1970 + [.B15]/365.24" office:value-type="float" office:value="2014.09155623699" calcext:value-type="float">
            <text:p>2014.1</text:p>
          </table:table-cell>
          <table:table-cell table:style-name="ce8" table:formula="of:=[.E15]/1000000000" office:value-type="float" office:value="2.350339239" calcext:value-type="float">
            <text:p>2.3503</text:p>
          </table:table-cell>
          <table:table-cell/>
          <table:table-cell table:style-name="ce10" table:formula="of:=[.H15]/[.L$1]" office:value-type="percentage" office:value="2.14265386730328" calcext:value-type="percentage">
            <text:p>214.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4</text:p>
          </table:table-cell>
          <table:table-cell office:value-type="float" office:value="16139" calcext:value-type="float">
            <text:p>16139</text:p>
          </table:table-cell>
          <table:table-cell table:formula="of:=1970 + [.B16]/365.24" office:value-type="float" office:value="2014.18738363816" calcext:value-type="float">
            <text:p>2014.2</text:p>
          </table:table-cell>
          <table:table-cell office:value-type="float" office:value="451565" calcext:value-type="float">
            <text:p>451565</text:p>
          </table:table-cell>
          <table:table-cell office:value-type="float" office:value="2182530278" calcext:value-type="float">
            <text:p>2182530278</text:p>
          </table:table-cell>
          <table:table-cell office:value-type="float" office:value="1201192332" calcext:value-type="float">
            <text:p>1201192332</text:p>
          </table:table-cell>
          <table:table-cell table:formula="of:=1970 + [.B16]/365.24" office:value-type="float" office:value="2014.18738363816" calcext:value-type="float">
            <text:p>2014.2</text:p>
          </table:table-cell>
          <table:table-cell table:style-name="ce8" table:formula="of:=[.E16]/1000000000" office:value-type="float" office:value="2.182530278" calcext:value-type="float">
            <text:p>2.1825</text:p>
          </table:table-cell>
          <table:table-cell/>
          <table:table-cell table:style-name="ce10" table:formula="of:=[.H16]/[.L$1]" office:value-type="percentage" office:value="1.98967317698907" calcext:value-type="percentage">
            <text:p>198.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5</text:p>
          </table:table-cell>
          <table:table-cell office:value-type="float" office:value="16225" calcext:value-type="float">
            <text:p>16225</text:p>
          </table:table-cell>
          <table:table-cell table:formula="of:=1970 + [.B17]/365.24" office:value-type="float" office:value="2014.42284525244" calcext:value-type="float">
            <text:p>2014.4</text:p>
          </table:table-cell>
          <table:table-cell office:value-type="float" office:value="455178" calcext:value-type="float">
            <text:p>455178</text:p>
          </table:table-cell>
          <table:table-cell office:value-type="float" office:value="2168293629" calcext:value-type="float">
            <text:p>2168293629</text:p>
          </table:table-cell>
          <table:table-cell office:value-type="float" office:value="1191329719" calcext:value-type="float">
            <text:p>1191329719</text:p>
          </table:table-cell>
          <table:table-cell table:formula="of:=1970 + [.B17]/365.24" office:value-type="float" office:value="2014.42284525244" calcext:value-type="float">
            <text:p>2014.4</text:p>
          </table:table-cell>
          <table:table-cell table:style-name="ce8" table:formula="of:=[.E17]/1000000000" office:value-type="float" office:value="2.168293629" calcext:value-type="float">
            <text:p>2.1683</text:p>
          </table:table-cell>
          <table:table-cell/>
          <table:table-cell table:style-name="ce10" table:formula="of:=[.H17]/[.L$1]" office:value-type="percentage" office:value="1.97669453521212" calcext:value-type="percentage">
            <text:p>197.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6</text:p>
          </table:table-cell>
          <table:table-cell office:value-type="float" office:value="16297" calcext:value-type="float">
            <text:p>16297</text:p>
          </table:table-cell>
          <table:table-cell table:formula="of:=1970 + [.B18]/365.24" office:value-type="float" office:value="2014.61997590625" calcext:value-type="float">
            <text:p>2014.6</text:p>
          </table:table-cell>
          <table:table-cell office:value-type="float" office:value="457569" calcext:value-type="float">
            <text:p>457569</text:p>
          </table:table-cell>
          <table:table-cell office:value-type="float" office:value="2157767063" calcext:value-type="float">
            <text:p>2157767063</text:p>
          </table:table-cell>
          <table:table-cell office:value-type="float" office:value="1185821814" calcext:value-type="float">
            <text:p>1185821814</text:p>
          </table:table-cell>
          <table:table-cell table:formula="of:=1970 + [.B18]/365.24" office:value-type="float" office:value="2014.61997590625" calcext:value-type="float">
            <text:p>2014.6</text:p>
          </table:table-cell>
          <table:table-cell table:style-name="ce8" table:formula="of:=[.E18]/1000000000" office:value-type="float" office:value="2.157767063" calcext:value-type="float">
            <text:p>2.1578</text:p>
          </table:table-cell>
          <table:table-cell/>
          <table:table-cell table:style-name="ce10" table:formula="of:=[.H18]/[.L$1]" office:value-type="percentage" office:value="1.96709813866856" calcext:value-type="percentage">
            <text:p>196.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7</text:p>
          </table:table-cell>
          <table:table-cell office:value-type="float" office:value="16360" calcext:value-type="float">
            <text:p>16360</text:p>
          </table:table-cell>
          <table:table-cell table:formula="of:=1970 + [.B19]/365.24" office:value-type="float" office:value="2014.79246522834" calcext:value-type="float">
            <text:p>2014.8</text:p>
          </table:table-cell>
          <table:table-cell office:value-type="float" office:value="461908" calcext:value-type="float">
            <text:p>461908</text:p>
          </table:table-cell>
          <table:table-cell office:value-type="float" office:value="1936664256" calcext:value-type="float">
            <text:p>1936664256</text:p>
          </table:table-cell>
          <table:table-cell office:value-type="float" office:value="1071727305" calcext:value-type="float">
            <text:p>1071727305</text:p>
          </table:table-cell>
          <table:table-cell table:formula="of:=1970 + [.B19]/365.24" office:value-type="float" office:value="2014.79246522834" calcext:value-type="float">
            <text:p>2014.8</text:p>
          </table:table-cell>
          <table:table-cell table:style-name="ce8" table:formula="of:=[.E19]/1000000000" office:value-type="float" office:value="1.936664256" calcext:value-type="float">
            <text:p>1.9367</text:p>
          </table:table-cell>
          <table:table-cell/>
          <table:table-cell table:style-name="ce10" table:formula="of:=[.H19]/[.L$1]" office:value-type="percentage" office:value="1.76553285965304" calcext:value-type="percentage">
            <text:p>176.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8</text:p>
          </table:table-cell>
          <table:table-cell office:value-type="float" office:value="16451" calcext:value-type="float">
            <text:p>16451</text:p>
          </table:table-cell>
          <table:table-cell table:formula="of:=1970 + [.B20]/365.24" office:value-type="float" office:value="2015.04161647136" calcext:value-type="float">
            <text:p>2015.0</text:p>
          </table:table-cell>
          <table:table-cell office:value-type="float" office:value="466858" calcext:value-type="float">
            <text:p>466858</text:p>
          </table:table-cell>
          <table:table-cell office:value-type="float" office:value="1922720911" calcext:value-type="float">
            <text:p>1922720911</text:p>
          </table:table-cell>
          <table:table-cell office:value-type="float" office:value="1015637554" calcext:value-type="float">
            <text:p>1015637554</text:p>
          </table:table-cell>
          <table:table-cell table:formula="of:=1970 + [.B20]/365.24" office:value-type="float" office:value="2015.04161647136" calcext:value-type="float">
            <text:p>2015.0</text:p>
          </table:table-cell>
          <table:table-cell table:style-name="ce8" table:formula="of:=[.E20]/1000000000" office:value-type="float" office:value="1.922720911" calcext:value-type="float">
            <text:p>1.9227</text:p>
          </table:table-cell>
          <table:table-cell/>
          <table:table-cell table:style-name="ce10" table:formula="of:=[.H20]/[.L$1]" office:value-type="percentage" office:value="1.75282160436204" calcext:value-type="percentage">
            <text:p>175.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9</text:p>
          </table:table-cell>
          <table:table-cell office:value-type="float" office:value="16533" calcext:value-type="float">
            <text:p>16533</text:p>
          </table:table-cell>
          <table:table-cell table:formula="of:=1970 + [.B21]/365.24" office:value-type="float" office:value="2015.26612638265" calcext:value-type="float">
            <text:p>2015.3</text:p>
          </table:table-cell>
          <table:table-cell office:value-type="float" office:value="469970" calcext:value-type="float">
            <text:p>469970</text:p>
          </table:table-cell>
          <table:table-cell office:value-type="float" office:value="1921726337" calcext:value-type="float">
            <text:p>1921726337</text:p>
          </table:table-cell>
          <table:table-cell office:value-type="float" office:value="1014243483" calcext:value-type="float">
            <text:p>1014243483</text:p>
          </table:table-cell>
          <table:table-cell table:formula="of:=1970 + [.B21]/365.24" office:value-type="float" office:value="2015.26612638265" calcext:value-type="float">
            <text:p>2015.3</text:p>
          </table:table-cell>
          <table:table-cell table:style-name="ce8" table:formula="of:=[.E21]/1000000000" office:value-type="float" office:value="1.921726337" calcext:value-type="float">
            <text:p>1.9217</text:p>
          </table:table-cell>
          <table:table-cell/>
          <table:table-cell table:style-name="ce10" table:formula="of:=[.H21]/[.L$1]" office:value-type="percentage" office:value="1.75191491489693" calcext:value-type="percentage">
            <text:p>175.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10</text:p>
          </table:table-cell>
          <table:table-cell office:value-type="float" office:value="16562" calcext:value-type="float">
            <text:p>16562</text:p>
          </table:table-cell>
          <table:table-cell table:formula="of:=1970 + [.B22]/365.24" office:value-type="float" office:value="2015.34552622933" calcext:value-type="float">
            <text:p>2015.3</text:p>
          </table:table-cell>
          <table:table-cell office:value-type="float" office:value="472043" calcext:value-type="float">
            <text:p>472043</text:p>
          </table:table-cell>
          <table:table-cell office:value-type="float" office:value="1851893016" calcext:value-type="float">
            <text:p>1851893016</text:p>
          </table:table-cell>
          <table:table-cell office:value-type="float" office:value="980711182" calcext:value-type="float">
            <text:p>980711182</text:p>
          </table:table-cell>
          <table:table-cell table:formula="of:=1970 + [.B22]/365.24" office:value-type="float" office:value="2015.34552622933" calcext:value-type="float">
            <text:p>2015.3</text:p>
          </table:table-cell>
          <table:table-cell table:style-name="ce8" table:formula="of:=[.E22]/1000000000" office:value-type="float" office:value="1.851893016" calcext:value-type="float">
            <text:p>1.8519</text:p>
          </table:table-cell>
          <table:table-cell/>
          <table:table-cell table:style-name="ce10" table:formula="of:=[.H22]/[.L$1]" office:value-type="percentage" office:value="1.68825234533062" calcext:value-type="percentage">
            <text:p>168.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8.11</text:p>
          </table:table-cell>
          <table:table-cell office:value-type="float" office:value="16643" calcext:value-type="float">
            <text:p>16643</text:p>
          </table:table-cell>
          <table:table-cell table:formula="of:=1970 + [.B23]/365.24" office:value-type="float" office:value="2015.56729821487" calcext:value-type="float">
            <text:p>2015.6</text:p>
          </table:table-cell>
          <table:table-cell office:value-type="float" office:value="474667" calcext:value-type="float">
            <text:p>474667</text:p>
          </table:table-cell>
          <table:table-cell office:value-type="float" office:value="1703015853" calcext:value-type="float">
            <text:p>1703015853</text:p>
          </table:table-cell>
          <table:table-cell office:value-type="float" office:value="914373427" calcext:value-type="float">
            <text:p>914373427</text:p>
          </table:table-cell>
          <table:table-cell table:formula="of:=1970 + [.B23]/365.24" office:value-type="float" office:value="2015.56729821487" calcext:value-type="float">
            <text:p>2015.6</text:p>
          </table:table-cell>
          <table:table-cell table:style-name="ce8" table:formula="of:=[.E23]/1000000000" office:value-type="float" office:value="1.703015853" calcext:value-type="float">
            <text:p>1.7030</text:p>
          </table:table-cell>
          <table:table-cell/>
          <table:table-cell table:style-name="ce10" table:formula="of:=[.H23]/[.L$1]" office:value-type="percentage" office:value="1.55253056365675" calcext:value-type="percentage">
            <text:p>155.2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9.0</text:p>
          </table:table-cell>
          <table:table-cell office:value-type="float" office:value="16722" calcext:value-type="float">
            <text:p>16722</text:p>
          </table:table-cell>
          <table:table-cell table:formula="of:=1970 + [.B24]/365.24" office:value-type="float" office:value="2015.78359434892" calcext:value-type="float">
            <text:p>2015.8</text:p>
          </table:table-cell>
          <table:table-cell office:value-type="float" office:value="476124" calcext:value-type="float">
            <text:p>476124</text:p>
          </table:table-cell>
          <table:table-cell office:value-type="float" office:value="1703588034" calcext:value-type="float">
            <text:p>1703588034</text:p>
          </table:table-cell>
          <table:table-cell office:value-type="float" office:value="911507926" calcext:value-type="float">
            <text:p>911507926</text:p>
          </table:table-cell>
          <table:table-cell table:formula="of:=1970 + [.B24]/365.24" office:value-type="float" office:value="2015.78359434892" calcext:value-type="float">
            <text:p>2015.8</text:p>
          </table:table-cell>
          <table:table-cell table:style-name="ce8" table:formula="of:=[.E24]/1000000000" office:value-type="float" office:value="1.703588034" calcext:value-type="float">
            <text:p>1.7036</text:p>
          </table:table-cell>
          <table:table-cell/>
          <table:table-cell table:style-name="ce10" table:formula="of:=[.H24]/[.L$1]" office:value-type="percentage" office:value="1.55305218445603" calcext:value-type="percentage">
            <text:p>155.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0.0</text:p>
          </table:table-cell>
          <table:table-cell office:value-type="float" office:value="16806" calcext:value-type="float">
            <text:p>16806</text:p>
          </table:table-cell>
          <table:table-cell table:formula="of:=1970 + [.B25]/365.24" office:value-type="float" office:value="2016.01358011171" calcext:value-type="float">
            <text:p>2016.0</text:p>
          </table:table-cell>
          <table:table-cell office:value-type="float" office:value="477015" calcext:value-type="float">
            <text:p>477015</text:p>
          </table:table-cell>
          <table:table-cell office:value-type="float" office:value="1656661956" calcext:value-type="float">
            <text:p>1656661956</text:p>
          </table:table-cell>
          <table:table-cell office:value-type="float" office:value="880448585" calcext:value-type="float">
            <text:p>880448585</text:p>
          </table:table-cell>
          <table:table-cell table:formula="of:=1970 + [.B25]/365.24" office:value-type="float" office:value="2016.01358011171" calcext:value-type="float">
            <text:p>2016.0</text:p>
          </table:table-cell>
          <table:table-cell table:style-name="ce8" table:formula="of:=[.E25]/1000000000" office:value-type="float" office:value="1.656661956" calcext:value-type="float">
            <text:p>1.6567</text:p>
          </table:table-cell>
          <table:table-cell/>
          <table:table-cell table:style-name="ce10" table:formula="of:=[.H25]/[.L$1]" office:value-type="percentage" office:value="1.51027268231623" calcext:value-type="percentage">
            <text:p>151.0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1.0</text:p>
          </table:table-cell>
          <table:table-cell office:value-type="float" office:value="16846" calcext:value-type="float">
            <text:p>16846</text:p>
          </table:table-cell>
          <table:table-cell table:formula="of:=1970 + [.B26]/365.24" office:value-type="float" office:value="2016.12309714161" calcext:value-type="float">
            <text:p>2016.1</text:p>
          </table:table-cell>
          <table:table-cell office:value-type="float" office:value="477043" calcext:value-type="float">
            <text:p>477043</text:p>
          </table:table-cell>
          <table:table-cell office:value-type="float" office:value="1588532576" calcext:value-type="float">
            <text:p>1588532576</text:p>
          </table:table-cell>
          <table:table-cell office:value-type="float" office:value="841979820" calcext:value-type="float">
            <text:p>841979820</text:p>
          </table:table-cell>
          <table:table-cell table:formula="of:=1970 + [.B26]/365.24" office:value-type="float" office:value="2016.12309714161" calcext:value-type="float">
            <text:p>2016.1</text:p>
          </table:table-cell>
          <table:table-cell table:style-name="ce8" table:formula="of:=[.E26]/1000000000" office:value-type="float" office:value="1.588532576" calcext:value-type="float">
            <text:p>1.5885</text:p>
          </table:table-cell>
          <table:table-cell/>
          <table:table-cell table:style-name="ce10" table:formula="of:=[.H26]/[.L$1]" office:value-type="percentage" office:value="1.44816348671088" calcext:value-type="percentage">
            <text:p>144.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2.0</text:p>
          </table:table-cell>
          <table:table-cell office:value-type="float" office:value="16889" calcext:value-type="float">
            <text:p>16889</text:p>
          </table:table-cell>
          <table:table-cell table:formula="of:=1970 + [.B27]/365.24" office:value-type="float" office:value="2016.24082794875" calcext:value-type="float">
            <text:p>2016.2</text:p>
          </table:table-cell>
          <table:table-cell office:value-type="float" office:value="476964" calcext:value-type="float">
            <text:p>476964</text:p>
          </table:table-cell>
          <table:table-cell office:value-type="float" office:value="1533160196" calcext:value-type="float">
            <text:p>1533160196</text:p>
          </table:table-cell>
          <table:table-cell office:value-type="float" office:value="833751495" calcext:value-type="float">
            <text:p>833751495</text:p>
          </table:table-cell>
          <table:table-cell table:formula="of:=1970 + [.B27]/365.24" office:value-type="float" office:value="2016.24082794875" calcext:value-type="float">
            <text:p>2016.2</text:p>
          </table:table-cell>
          <table:table-cell table:style-name="ce8" table:formula="of:=[.E27]/1000000000" office:value-type="float" office:value="1.533160196" calcext:value-type="float">
            <text:p>1.5332</text:p>
          </table:table-cell>
          <table:table-cell/>
          <table:table-cell table:style-name="ce10" table:formula="of:=[.H27]/[.L$1]" office:value-type="percentage" office:value="1.39768403158368" calcext:value-type="percentage">
            <text:p>139.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3.0</text:p>
          </table:table-cell>
          <table:table-cell office:value-type="float" office:value="16939" calcext:value-type="float">
            <text:p>16939</text:p>
          </table:table-cell>
          <table:table-cell table:formula="of:=1970 + [.B28]/365.24" office:value-type="float" office:value="2016.37772423612" calcext:value-type="float">
            <text:p>2016.4</text:p>
          </table:table-cell>
          <table:table-cell office:value-type="float" office:value="477359" calcext:value-type="float">
            <text:p>477359</text:p>
          </table:table-cell>
          <table:table-cell office:value-type="float" office:value="1518356574" calcext:value-type="float">
            <text:p>1518356574</text:p>
          </table:table-cell>
          <table:table-cell office:value-type="float" office:value="828151863" calcext:value-type="float">
            <text:p>828151863</text:p>
          </table:table-cell>
          <table:table-cell table:formula="of:=1970 + [.B28]/365.24" office:value-type="float" office:value="2016.37772423612" calcext:value-type="float">
            <text:p>2016.4</text:p>
          </table:table-cell>
          <table:table-cell table:style-name="ce8" table:formula="of:=[.E28]/1000000000" office:value-type="float" office:value="1.518356574" calcext:value-type="float">
            <text:p>1.5184</text:p>
          </table:table-cell>
          <table:table-cell/>
          <table:table-cell table:style-name="ce10" table:formula="of:=[.H28]/[.L$1]" office:value-type="percentage" office:value="1.38418851680774" calcext:value-type="percentage">
            <text:p>138.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4.0</text:p>
          </table:table-cell>
          <table:table-cell office:value-type="float" office:value="17021" calcext:value-type="float">
            <text:p>17021</text:p>
          </table:table-cell>
          <table:table-cell table:formula="of:=1970 + [.B29]/365.24" office:value-type="float" office:value="2016.60223414741" calcext:value-type="float">
            <text:p>2016.6</text:p>
          </table:table-cell>
          <table:table-cell office:value-type="float" office:value="477985" calcext:value-type="float">
            <text:p>477985</text:p>
          </table:table-cell>
          <table:table-cell office:value-type="float" office:value="1492286256" calcext:value-type="float">
            <text:p>1492286256</text:p>
          </table:table-cell>
          <table:table-cell office:value-type="float" office:value="820170794" calcext:value-type="float">
            <text:p>820170794</text:p>
          </table:table-cell>
          <table:table-cell table:formula="of:=1970 + [.B29]/365.24" office:value-type="float" office:value="2016.60223414741" calcext:value-type="float">
            <text:p>2016.6</text:p>
          </table:table-cell>
          <table:table-cell table:style-name="ce8" table:formula="of:=[.E29]/1000000000" office:value-type="float" office:value="1.492286256" calcext:value-type="float">
            <text:p>1.4923</text:p>
          </table:table-cell>
          <table:table-cell/>
          <table:table-cell table:style-name="ce10" table:formula="of:=[.H29]/[.L$1]" office:value-type="percentage" office:value="1.36042187633405" calcext:value-type="percentage">
            <text:p>136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5.0</text:p>
          </table:table-cell>
          <table:table-cell office:value-type="float" office:value="17088" calcext:value-type="float">
            <text:p>17088</text:p>
          </table:table-cell>
          <table:table-cell table:formula="of:=1970 + [.B30]/365.24" office:value-type="float" office:value="2016.78567517249" calcext:value-type="float">
            <text:p>2016.8</text:p>
          </table:table-cell>
          <table:table-cell office:value-type="float" office:value="485128" calcext:value-type="float">
            <text:p>485128</text:p>
          </table:table-cell>
          <table:table-cell office:value-type="float" office:value="1374748164" calcext:value-type="float">
            <text:p>1374748164</text:p>
          </table:table-cell>
          <table:table-cell office:value-type="float" office:value="738913712" calcext:value-type="float">
            <text:p>738913712</text:p>
          </table:table-cell>
          <table:table-cell table:formula="of:=1970 + [.B30]/365.24" office:value-type="float" office:value="2016.78567517249" calcext:value-type="float">
            <text:p>2016.8</text:p>
          </table:table-cell>
          <table:table-cell table:style-name="ce8" table:formula="of:=[.E30]/1000000000" office:value-type="float" office:value="1.374748164" calcext:value-type="float">
            <text:p>1.3747</text:p>
          </table:table-cell>
          <table:table-cell/>
          <table:table-cell table:style-name="ce10" table:formula="of:=[.H30]/[.L$1]" office:value-type="percentage" office:value="1.25326992005458" calcext:value-type="percentage">
            <text:p>125.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6.0</text:p>
          </table:table-cell>
          <table:table-cell office:value-type="float" office:value="17166" calcext:value-type="float">
            <text:p>17166</text:p>
          </table:table-cell>
          <table:table-cell table:formula="of:=1970 + [.B31]/365.24" office:value-type="float" office:value="2016.99923338079" calcext:value-type="float">
            <text:p>2017.0</text:p>
          </table:table-cell>
          <table:table-cell office:value-type="float" office:value="487176" calcext:value-type="float">
            <text:p>487176</text:p>
          </table:table-cell>
          <table:table-cell office:value-type="float" office:value="1247968589" calcext:value-type="float">
            <text:p>1247968589</text:p>
          </table:table-cell>
          <table:table-cell office:value-type="float" office:value="649953468" calcext:value-type="float">
            <text:p>649953468</text:p>
          </table:table-cell>
          <table:table-cell table:formula="of:=[.C31]" office:value-type="float" office:value="2016.99923338079" calcext:value-type="float">
            <text:p>2017.0</text:p>
          </table:table-cell>
          <table:table-cell table:style-name="ce8" table:formula="of:=[.E31]/1000000000" office:value-type="float" office:value="1.247968589" calcext:value-type="float">
            <text:p>1.2480</text:p>
          </table:table-cell>
          <table:table-cell/>
          <table:table-cell table:style-name="ce10" table:formula="of:=[.H31]/[.L$1]" office:value-type="percentage" office:value="1.13769309515998" calcext:value-type="percentage">
            <text:p>113.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7.0</text:p>
          </table:table-cell>
          <table:table-cell office:value-type="float" office:value="17207" calcext:value-type="float">
            <text:p>17207</text:p>
          </table:table-cell>
          <table:table-cell table:formula="of:=1970 + [.B32]/365.24" office:value-type="float" office:value="2017.11148833644" calcext:value-type="float">
            <text:p>2017.1</text:p>
          </table:table-cell>
          <table:table-cell office:value-type="float" office:value="488233" calcext:value-type="float">
            <text:p>488233</text:p>
          </table:table-cell>
          <table:table-cell office:value-type="float" office:value="1167087162" calcext:value-type="float">
            <text:p>1167087162</text:p>
          </table:table-cell>
          <table:table-cell office:value-type="float" office:value="611637177" calcext:value-type="float">
            <text:p>611637177</text:p>
          </table:table-cell>
          <table:table-cell table:formula="of:=[.C32]" office:value-type="float" office:value="2017.11148833644" calcext:value-type="float">
            <text:p>2017.1</text:p>
          </table:table-cell>
          <table:table-cell table:style-name="ce8" table:formula="of:=[.E32]/1000000000" office:value-type="float" office:value="1.167087162" calcext:value-type="float">
            <text:p>1.1671</text:p>
          </table:table-cell>
          <table:table-cell/>
          <table:table-cell table:style-name="ce10" table:formula="of:=[.H32]/[.L$1]" office:value-type="percentage" office:value="1.0639586744096" calcext:value-type="percentage">
            <text:p>106.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8.0</text:p>
          </table:table-cell>
          <table:table-cell office:value-type="float" office:value="17253" calcext:value-type="float">
            <text:p>17253</text:p>
          </table:table-cell>
          <table:table-cell table:formula="of:=1970 + [.B33]/365.24" office:value-type="float" office:value="2017.23743292082" calcext:value-type="float">
            <text:p>2017.2</text:p>
          </table:table-cell>
          <table:table-cell office:value-type="float" office:value="490009" calcext:value-type="float">
            <text:p>490009</text:p>
          </table:table-cell>
          <table:table-cell office:value-type="float" office:value="1151632937" calcext:value-type="float">
            <text:p>1151632937</text:p>
          </table:table-cell>
          <table:table-cell office:value-type="float" office:value="598185428" calcext:value-type="float">
            <text:p>598185428</text:p>
          </table:table-cell>
          <table:table-cell table:formula="of:=[.C33]" office:value-type="float" office:value="2017.23743292082" calcext:value-type="float">
            <text:p>2017.2</text:p>
          </table:table-cell>
          <table:table-cell table:style-name="ce8" table:formula="of:=[.E33]/1000000000" office:value-type="float" office:value="1.151632937" calcext:value-type="float">
            <text:p>1.1516</text:p>
          </table:table-cell>
          <table:table-cell/>
          <table:table-cell table:style-name="ce10" table:formula="of:=[.H33]/[.L$1]" office:value-type="percentage" office:value="1.04987004651582" calcext:value-type="percentage">
            <text:p>104.9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19.0</text:p>
          </table:table-cell>
          <table:table-cell office:value-type="float" office:value="17309" calcext:value-type="float">
            <text:p>17309</text:p>
          </table:table-cell>
          <table:table-cell table:formula="of:=1970 + [.B34]/365.24" office:value-type="float" office:value="2017.39075676268" calcext:value-type="float">
            <text:p>2017.4</text:p>
          </table:table-cell>
          <table:table-cell office:value-type="float" office:value="491607" calcext:value-type="float">
            <text:p>491607</text:p>
          </table:table-cell>
          <table:table-cell office:value-type="float" office:value="1144112516" calcext:value-type="float">
            <text:p>1144112516</text:p>
          </table:table-cell>
          <table:table-cell office:value-type="float" office:value="595834176" calcext:value-type="float">
            <text:p>595834176</text:p>
          </table:table-cell>
          <table:table-cell table:formula="of:=[.C34]" office:value-type="float" office:value="2017.39075676268" calcext:value-type="float">
            <text:p>2017.4</text:p>
          </table:table-cell>
          <table:table-cell table:style-name="ce8" table:formula="of:=[.E34]/1000000000" office:value-type="float" office:value="1.144112516" calcext:value-type="float">
            <text:p>1.1441</text:p>
          </table:table-cell>
          <table:table-cell/>
          <table:table-cell table:style-name="ce10" table:formula="of:=[.H34]/[.L$1]" office:value-type="percentage" office:value="1.04301415998164" calcext:value-type="percentage">
            <text:p>104.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20.0</text:p>
          </table:table-cell>
          <table:table-cell office:value-type="float" office:value="17379" calcext:value-type="float">
            <text:p>17379</text:p>
          </table:table-cell>
          <table:table-cell table:formula="of:=1970 + [.B35]/365.24" office:value-type="float" office:value="2017.582411565" calcext:value-type="float">
            <text:p>2017.6</text:p>
          </table:table-cell>
          <table:table-cell office:value-type="float" office:value="491971" calcext:value-type="float">
            <text:p>491971</text:p>
          </table:table-cell>
          <table:table-cell office:value-type="float" office:value="1121502729" calcext:value-type="float">
            <text:p>1121502729</text:p>
          </table:table-cell>
          <table:table-cell office:value-type="float" office:value="587621257" calcext:value-type="float">
            <text:p>587621257</text:p>
          </table:table-cell>
          <table:table-cell table:formula="of:=[.C35]" office:value-type="float" office:value="2017.582411565" calcext:value-type="float">
            <text:p>2017.6</text:p>
          </table:table-cell>
          <table:table-cell table:style-name="ce8" table:formula="of:=[.E35]/1000000000" office:value-type="float" office:value="1.121502729" calcext:value-type="float">
            <text:p>1.1215</text:p>
          </table:table-cell>
          <table:table-cell/>
          <table:table-cell table:style-name="ce10" table:formula="of:=[.H35]/[.L$1]" office:value-type="percentage" office:value="1.02240226415376" calcext:value-type="percentage">
            <text:p>102.2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21.0</text:p>
          </table:table-cell>
          <table:table-cell office:value-type="float" office:value="17411" calcext:value-type="float">
            <text:p>17411</text:p>
          </table:table-cell>
          <table:table-cell table:formula="of:=1970 + [.B36]/365.24" office:value-type="float" office:value="2017.67002518892" calcext:value-type="float">
            <text:p>2017.7</text:p>
          </table:table-cell>
          <table:table-cell office:value-type="float" office:value="490902" calcext:value-type="float">
            <text:p>490902</text:p>
          </table:table-cell>
          <table:table-cell office:value-type="float" office:value="1096929035" calcext:value-type="float">
            <text:p>1096929035</text:p>
          </table:table-cell>
          <table:table-cell office:value-type="float" office:value="574378560" calcext:value-type="float">
            <text:p>574378560</text:p>
          </table:table-cell>
          <table:table-cell table:formula="of:=[.C36]" office:value-type="float" office:value="2017.67002518892" calcext:value-type="float">
            <text:p>2017.7</text:p>
          </table:table-cell>
          <table:table-cell table:style-name="ce8" table:formula="of:=[.E36]/1000000000" office:value-type="float" office:value="1.096929035" calcext:value-type="float">
            <text:p>1.0969</text:p>
          </table:table-cell>
          <table:table-cell/>
          <table:table-cell table:style-name="ce10" table:formula="of:=[.H36]/[.L$1]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puted with GCC 5.4.0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f1" table:style-name="ta1">
        <table:shapes>
          <draw:frame draw:z-index="0" draw:style-name="gr1" draw:text-style-name="P1" svg:width="674.33pt" svg:height="394.53pt" svg:x="0pt" svg:y="0pt">
            <loext:p draw:notify-on-update-of-ranges="data.A2:data.A36 data.H1:data.H1 data.H2:data.H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11.81pt" svg:height="421.54pt" svg:x="0pt" svg:y="459.07pt">
            <loext:p draw:notify-on-update-of-ranges="data.A2:data.A36 data.J1:data.J1 data.J2:data.J3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erf2" table:style-name="ta1">
        <table:shapes>
          <draw:frame draw:z-index="0" draw:style-name="gr1" draw:text-style-name="P1" svg:width="743.02pt" svg:height="394.53pt" svg:x="0pt" svg:y="0pt">
            <loext:p draw:notify-on-update-of-ranges="data.A2:data.A36 data.H1:data.H1 data.H2:data.H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rend" table:style-name="ta1">
        <table:shapes>
          <draw:frame draw:z-index="0" draw:style-name="gr1" draw:text-style-name="P1" svg:width="743.02pt" svg:height="394.53pt" svg:x="0pt" svg:y="0pt">
            <loext:p draw:notify-on-update-of-ranges="data.A12:data.A36 data.G12:data.G36 data.H1:data.H1 data.H1:data.H1 data.H12:data.H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erf3" table:style-name="ta1">
        <table:shapes>
          <draw:frame draw:z-index="0" draw:style-name="gr1" draw:text-style-name="P1" svg:width="743.02pt" svg:height="394.53pt" svg:x="0pt" svg:y="0pt">
            <loext:p draw:notify-on-update-of-ranges="data.A2:data.A36 data.J1:data.J1 data.J2:data.J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ze" table:style-name="ta1">
        <table:shapes>
          <draw:frame draw:z-index="0" draw:style-name="gr1" draw:text-style-name="P1" svg:width="743.75pt" svg:height="404.33pt" svg:x="0.03pt" svg:y="2.27pt">
            <loext:p draw:notify-on-update-of-ranges="data.A2:data.A36 data.D1:data.D1 data.D2:data.D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cc484" table:style-name="ta1">
        <table:table-column table:style-name="co1" table:number-columns-repeated="8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JulianDay1970</text:p>
          </table:table-cell>
          <table:table-cell table:style-name="ce2" office:value-type="string" calcext:value-type="string">
            <text:p>Year</text:p>
          </table:table-cell>
          <table:table-cell table:style-name="ce1" office:value-type="string" calcext:value-type="string">
            <text:p>Size (bytes)</text:p>
          </table:table-cell>
          <table:table-cell table:style-name="ce1" office:value-type="string" calcext:value-type="string">
            <text:p>Iref</text:p>
          </table:table-cell>
          <table:table-cell table:style-name="ce1" office:value-type="string" calcext:value-type="string">
            <text:p>Dref</text:p>
          </table:table-cell>
          <table:table-cell/>
          <table:table-cell office:value-type="string" calcext:value-type="string">
            <text:p>gcc540-Iref</text:p>
          </table:table-cell>
          <table:table-cell office:value-type="string" calcext:value-type="string">
            <text:p>chng</text:p>
          </table:table-cell>
        </table:table-row>
        <table:table-row table:style-name="ro1">
          <table:table-cell table:style-name="ce1" office:value-type="string" calcext:value-type="string">
            <text:p>3.6.1</text:p>
          </table:table-cell>
          <table:table-cell table:style-name="ce1" office:value-type="float" office:value="14097" calcext:value-type="float">
            <text:p>14097</text:p>
          </table:table-cell>
          <table:table-cell table:style-name="ce3" table:formula="of:=1970 + [.B2]/365.24" office:value-type="float" office:value="2008.59653926186" calcext:value-type="float">
            <text:p>2008.6</text:p>
          </table:table-cell>
          <table:table-cell table:style-name="ce1" office:value-type="float" office:value="320492" calcext:value-type="float">
            <text:p>320492</text:p>
          </table:table-cell>
          <table:table-cell table:style-name="ce1" office:value-type="float" office:value="3408225643" calcext:value-type="float">
            <text:p>3408225643</text:p>
          </table:table-cell>
          <table:table-cell table:style-name="ce1" office:value-type="float" office:value="2111125728" calcext:value-type="float">
            <text:p>2111125728</text:p>
          </table:table-cell>
          <table:table-cell/>
          <table:table-cell table:style-name="ce1" office:value-type="float" office:value="3376266933" calcext:value-type="float">
            <text:p>3376266933</text:p>
          </table:table-cell>
          <table:table-cell table:formula="of:=([.E2]-[.H2])/[.E2]" office:value-type="float" office:value="0.00937693490618455" calcext:value-type="float">
            <text:p>0.0094</text:p>
          </table:table-cell>
        </table:table-row>
        <table:table-row table:style-name="ro1">
          <table:table-cell table:style-name="ce1" office:value-type="string" calcext:value-type="string">
            <text:p>3.6.7</text:p>
          </table:table-cell>
          <table:table-cell table:style-name="ce1" office:value-type="float" office:value="14245" calcext:value-type="float">
            <text:p>14245</text:p>
          </table:table-cell>
          <table:table-cell table:style-name="ce3" office:value-type="float" office:value="2009" calcext:value-type="float">
            <text:p>2009.0</text:p>
          </table:table-cell>
          <table:table-cell table:style-name="ce1" office:value-type="float" office:value="335679" calcext:value-type="float">
            <text:p>335679</text:p>
          </table:table-cell>
          <table:table-cell table:style-name="ce1" office:value-type="float" office:value="3376169374" calcext:value-type="float">
            <text:p>3376169374</text:p>
          </table:table-cell>
          <table:table-cell table:style-name="ce1" office:value-type="float" office:value="2113199947" calcext:value-type="float">
            <text:p>2113199947</text:p>
          </table:table-cell>
          <table:table-cell/>
          <table:table-cell table:style-name="ce1" office:value-type="float" office:value="3373420953" calcext:value-type="float">
            <text:p>3373420953</text:p>
          </table:table-cell>
          <table:table-cell table:formula="of:=([.E3]-[.H3])/[.E3]" office:value-type="float" office:value="0.000814064904789934" calcext:value-type="float">
            <text:p>0.0008</text:p>
          </table:table-cell>
        </table:table-row>
        <table:table-row table:style-name="ro1">
          <table:table-cell table:style-name="ce1" office:value-type="string" calcext:value-type="string">
            <text:p>3.6.15</text:p>
          </table:table-cell>
          <table:table-cell table:style-name="ce1" office:value-type="float" office:value="14410" calcext:value-type="float">
            <text:p>14410</text:p>
          </table:table-cell>
          <table:table-cell table:style-name="ce3" table:formula="of:=1970 + [.B4]/365.24" office:value-type="float" office:value="2009.45351002081" calcext:value-type="float">
            <text:p>2009.5</text:p>
          </table:table-cell>
          <table:table-cell table:style-name="ce1" office:value-type="float" office:value="342179" calcext:value-type="float">
            <text:p>342179</text:p>
          </table:table-cell>
          <table:table-cell table:style-name="ce1" office:value-type="float" office:value="3045018750" calcext:value-type="float">
            <text:p>3045018750</text:p>
          </table:table-cell>
          <table:table-cell table:style-name="ce1" office:value-type="float" office:value="1943434959" calcext:value-type="float">
            <text:p>1943434959</text:p>
          </table:table-cell>
          <table:table-cell/>
          <table:table-cell table:style-name="ce1" office:value-type="float" office:value="3010530775" calcext:value-type="float">
            <text:p>3010530775</text:p>
          </table:table-cell>
          <table:table-cell table:formula="of:=([.E4]-[.H4])/[.E4]" office:value-type="float" office:value="0.011326030422637" calcext:value-type="float">
            <text:p>0.0113</text:p>
          </table:table-cell>
        </table:table-row>
        <table:table-row table:style-name="ro1">
          <table:table-cell table:style-name="ce1" office:value-type="string" calcext:value-type="string">
            <text:p>3.6.23</text:p>
          </table:table-cell>
          <table:table-cell table:style-name="ce1" office:value-type="float" office:value="14677" calcext:value-type="float">
            <text:p>14677</text:p>
          </table:table-cell>
          <table:table-cell table:style-name="ce3" table:formula="of:=1970 + [.B5]/365.24" office:value-type="float" office:value="2010.18453619538" calcext:value-type="float">
            <text:p>2010.2</text:p>
          </table:table-cell>
          <table:table-cell table:style-name="ce1" office:value-type="float" office:value="361226" calcext:value-type="float">
            <text:p>361226</text:p>
          </table:table-cell>
          <table:table-cell table:style-name="ce1" office:value-type="float" office:value="2937483677" calcext:value-type="float">
            <text:p>2937483677</text:p>
          </table:table-cell>
          <table:table-cell table:style-name="ce1" office:value-type="float" office:value="1895050995" calcext:value-type="float">
            <text:p>1895050995</text:p>
          </table:table-cell>
          <table:table-cell/>
          <table:table-cell table:style-name="ce1" office:value-type="float" office:value="2905406113" calcext:value-type="float">
            <text:p>2905406113</text:p>
          </table:table-cell>
          <table:table-cell table:formula="of:=([.E5]-[.H5])/[.E5]" office:value-type="float" office:value="0.0109200824675766" calcext:value-type="float">
            <text:p>0.0109</text:p>
          </table:table-cell>
        </table:table-row>
        <table:table-row table:style-name="ro1">
          <table:table-cell table:style-name="ce1" office:value-type="string" calcext:value-type="string">
            <text:p>3.7.2</text:p>
          </table:table-cell>
          <table:table-cell office:value-type="float" office:value="14845" calcext:value-type="float">
            <text:p>14845</text:p>
          </table:table-cell>
          <table:table-cell table:style-name="ce3" table:formula="of:=1970 + [.B6]/365.24" office:value-type="float" office:value="2010.64450772095" calcext:value-type="float">
            <text:p>2010.6</text:p>
          </table:table-cell>
          <table:table-cell office:value-type="float" office:value="378763" calcext:value-type="float">
            <text:p>378763</text:p>
          </table:table-cell>
          <table:table-cell office:value-type="float" office:value="2952349397" calcext:value-type="float">
            <text:p>2952349397</text:p>
          </table:table-cell>
          <table:table-cell office:value-type="float" office:value="1894322644" calcext:value-type="float">
            <text:p>1894322644</text:p>
          </table:table-cell>
          <table:table-cell/>
          <table:table-cell office:value-type="float" office:value="2885186978" calcext:value-type="float">
            <text:p>2885186978</text:p>
          </table:table-cell>
          <table:table-cell table:formula="of:=([.E6]-[.H6])/[.E6]" office:value-type="float" office:value="0.0227488044159836" calcext:value-type="float">
            <text:p>0.0227</text:p>
          </table:table-cell>
        </table:table-row>
        <table:table-row table:style-name="ro1">
          <table:table-cell table:style-name="ce1" office:value-type="string" calcext:value-type="string">
            <text:p>3.7.5</text:p>
          </table:table-cell>
          <table:table-cell office:value-type="float" office:value="15006" calcext:value-type="float">
            <text:p>15006</text:p>
          </table:table-cell>
          <table:table-cell table:style-name="ce3" table:formula="of:=1970 + [.B7]/365.24" office:value-type="float" office:value="2011.08531376629" calcext:value-type="float">
            <text:p>2011.1</text:p>
          </table:table-cell>
          <table:table-cell office:value-type="float" office:value="385247" calcext:value-type="float">
            <text:p>385247</text:p>
          </table:table-cell>
          <table:table-cell office:value-type="float" office:value="2732665512" calcext:value-type="float">
            <text:p>2732665512</text:p>
          </table:table-cell>
          <table:table-cell office:value-type="float" office:value="1518614217" calcext:value-type="float">
            <text:p>1518614217</text:p>
          </table:table-cell>
          <table:table-cell/>
          <table:table-cell office:value-type="float" office:value="2666024501" calcext:value-type="float">
            <text:p>2666024501</text:p>
          </table:table-cell>
          <table:table-cell table:formula="of:=([.E7]-[.H7])/[.E7]" office:value-type="float" office:value="0.0243868159887693" calcext:value-type="float">
            <text:p>0.0244</text:p>
          </table:table-cell>
        </table:table-row>
        <table:table-row table:style-name="ro1">
          <table:table-cell table:style-name="ce1" office:value-type="string" calcext:value-type="string">
            <text:p>3.7.8</text:p>
          </table:table-cell>
          <table:table-cell office:value-type="float" office:value="15236" calcext:value-type="float">
            <text:p>15236</text:p>
          </table:table-cell>
          <table:table-cell table:style-name="ce3" table:formula="of:=1970 + [.B8]/365.24" office:value-type="float" office:value="2011.7150366882" calcext:value-type="float">
            <text:p>2011.7</text:p>
          </table:table-cell>
          <table:table-cell office:value-type="float" office:value="401583" calcext:value-type="float">
            <text:p>401583</text:p>
          </table:table-cell>
          <table:table-cell office:value-type="float" office:value="2643858588" calcext:value-type="float">
            <text:p>2643858588</text:p>
          </table:table-cell>
          <table:table-cell office:value-type="float" office:value="1450615547" calcext:value-type="float">
            <text:p>1450615547</text:p>
          </table:table-cell>
          <table:table-cell/>
          <table:table-cell office:value-type="float" office:value="2581092595" calcext:value-type="float">
            <text:p>2581092595</text:p>
          </table:table-cell>
          <table:table-cell table:formula="of:=([.E8]-[.H8])/[.E8]" office:value-type="float" office:value="0.023740298851415" calcext:value-type="float">
            <text:p>0.0237</text:p>
          </table:table-cell>
        </table:table-row>
        <table:table-row table:style-name="ro1">
          <table:table-cell table:style-name="ce1" office:value-type="string" calcext:value-type="string">
            <text:p>3.7.13</text:p>
          </table:table-cell>
          <table:table-cell office:value-type="float" office:value="15502" calcext:value-type="float">
            <text:p>15502</text:p>
          </table:table-cell>
          <table:table-cell table:style-name="ce3" table:formula="of:=1970 + [.B9]/365.24" office:value-type="float" office:value="2012.44332493703" calcext:value-type="float">
            <text:p>2012.4</text:p>
          </table:table-cell>
          <table:table-cell office:value-type="float" office:value="407588" calcext:value-type="float">
            <text:p>407588</text:p>
          </table:table-cell>
          <table:table-cell office:value-type="float" office:value="2748525296" calcext:value-type="float">
            <text:p>2748525296</text:p>
          </table:table-cell>
          <table:table-cell office:value-type="float" office:value="1506790188" calcext:value-type="float">
            <text:p>1506790188</text:p>
          </table:table-cell>
          <table:table-cell/>
          <table:table-cell office:value-type="float" office:value="2687729977" calcext:value-type="float">
            <text:p>2687729977</text:p>
          </table:table-cell>
          <table:table-cell table:formula="of:=([.E9]-[.H9])/[.E9]" office:value-type="float" office:value="0.0221192503079659" calcext:value-type="float">
            <text:p>0.0221</text:p>
          </table:table-cell>
        </table:table-row>
        <table:table-row table:style-name="ro1">
          <table:table-cell table:style-name="ce1" office:value-type="string" calcext:value-type="string">
            <text:p>3.7.14</text:p>
          </table:table-cell>
          <table:table-cell office:value-type="float" office:value="15586" calcext:value-type="float">
            <text:p>15586</text:p>
          </table:table-cell>
          <table:table-cell table:style-name="ce3" table:formula="of:=1970 + [.B10]/365.24" office:value-type="float" office:value="2012.67331069981" calcext:value-type="float">
            <text:p>2012.7</text:p>
          </table:table-cell>
          <table:table-cell office:value-type="float" office:value="409588" calcext:value-type="float">
            <text:p>409588</text:p>
          </table:table-cell>
          <table:table-cell office:value-type="float" office:value="2727915656" calcext:value-type="float">
            <text:p>2727915656</text:p>
          </table:table-cell>
          <table:table-cell office:value-type="float" office:value="1488785182" calcext:value-type="float">
            <text:p>1488785182</text:p>
          </table:table-cell>
          <table:table-cell/>
          <table:table-cell office:value-type="float" office:value="2669546996" calcext:value-type="float">
            <text:p>2669546996</text:p>
          </table:table-cell>
          <table:table-cell table:formula="of:=([.E10]-[.H10])/[.E10]" office:value-type="float" office:value="0.0213967979074497" calcext:value-type="float">
            <text:p>0.0214</text:p>
          </table:table-cell>
        </table:table-row>
        <table:table-row table:style-name="ro1">
          <table:table-cell table:style-name="ce1" office:value-type="string" calcext:value-type="string">
            <text:p>3.7.17</text:p>
          </table:table-cell>
          <table:table-cell office:value-type="float" office:value="15845" calcext:value-type="float">
            <text:p>15845</text:p>
          </table:table-cell>
          <table:table-cell table:style-name="ce3" table:formula="of:=1970 + [.B11]/365.24" office:value-type="float" office:value="2013.3824334684" calcext:value-type="float">
            <text:p>2013.4</text:p>
          </table:table-cell>
          <table:table-cell office:value-type="float" office:value="422323" calcext:value-type="float">
            <text:p>422323</text:p>
          </table:table-cell>
          <table:table-cell office:value-type="float" office:value="2759766795" calcext:value-type="float">
            <text:p>2759766795</text:p>
          </table:table-cell>
          <table:table-cell office:value-type="float" office:value="1503892740" calcext:value-type="float">
            <text:p>1503892740</text:p>
          </table:table-cell>
          <table:table-cell/>
          <table:table-cell office:value-type="float" office:value="2706002934" calcext:value-type="float">
            <text:p>2706002934</text:p>
          </table:table-cell>
          <table:table-cell table:formula="of:=([.E11]-[.H11])/[.E11]" office:value-type="float" office:value="0.0194813058470761" calcext:value-type="float">
            <text:p>0.0195</text:p>
          </table:table-cell>
        </table:table-row>
        <table:table-row table:style-name="ro1">
          <table:table-cell table:style-name="ce1" office:value-type="string" calcext:value-type="string">
            <text:p>3.8.0</text:p>
          </table:table-cell>
          <table:table-cell office:value-type="float" office:value="15943" calcext:value-type="float">
            <text:p>15943</text:p>
          </table:table-cell>
          <table:table-cell table:style-name="ce3" table:formula="of:=1970 + [.B12]/365.24" office:value-type="float" office:value="2013.65075019165" calcext:value-type="float">
            <text:p>2013.7</text:p>
          </table:table-cell>
          <table:table-cell office:value-type="float" office:value="426975" calcext:value-type="float">
            <text:p>426975</text:p>
          </table:table-cell>
          <table:table-cell office:value-type="float" office:value="2699518793" calcext:value-type="float">
            <text:p>2699518793</text:p>
          </table:table-cell>
          <table:table-cell office:value-type="float" office:value="1484134707" calcext:value-type="float">
            <text:p>1484134707</text:p>
          </table:table-cell>
          <table:table-cell/>
          <table:table-cell office:value-type="float" office:value="2640238923" calcext:value-type="float">
            <text:p>2640238923</text:p>
          </table:table-cell>
          <table:table-cell table:formula="of:=([.E12]-[.H12])/[.E12]" office:value-type="float" office:value="0.0219594211211702" calcext:value-type="float">
            <text:p>0.0220</text:p>
          </table:table-cell>
        </table:table-row>
        <table:table-row table:style-name="ro1">
          <table:table-cell table:style-name="ce1" office:value-type="string" calcext:value-type="string">
            <text:p>3.8.1</text:p>
          </table:table-cell>
          <table:table-cell office:value-type="float" office:value="15995" calcext:value-type="float">
            <text:p>15995</text:p>
          </table:table-cell>
          <table:table-cell table:style-name="ce3" table:formula="of:=1970 + [.B13]/365.24" office:value-type="float" office:value="2013.79312233052" calcext:value-type="float">
            <text:p>2013.8</text:p>
          </table:table-cell>
          <table:table-cell office:value-type="float" office:value="430846" calcext:value-type="float">
            <text:p>430846</text:p>
          </table:table-cell>
          <table:table-cell office:value-type="float" office:value="2603039574" calcext:value-type="float">
            <text:p>2603039574</text:p>
          </table:table-cell>
          <table:table-cell office:value-type="float" office:value="1426088178" calcext:value-type="float">
            <text:p>1426088178</text:p>
          </table:table-cell>
          <table:table-cell/>
          <table:table-cell office:value-type="float" office:value="2593685187" calcext:value-type="float">
            <text:p>2593685187</text:p>
          </table:table-cell>
          <table:table-cell table:formula="of:=([.E13]-[.H13])/[.E13]" office:value-type="float" office:value="0.00359363994824921" calcext:value-type="float">
            <text:p>0.0036</text:p>
          </table:table-cell>
        </table:table-row>
        <table:table-row table:style-name="ro1">
          <table:table-cell table:style-name="ce1" office:value-type="string" calcext:value-type="string">
            <text:p>3.8.2</text:p>
          </table:table-cell>
          <table:table-cell office:value-type="float" office:value="16045" calcext:value-type="float">
            <text:p>16045</text:p>
          </table:table-cell>
          <table:table-cell table:style-name="ce3" table:formula="of:=1970 + [.B14]/365.24" office:value-type="float" office:value="2013.93001861789" calcext:value-type="float">
            <text:p>2013.9</text:p>
          </table:table-cell>
          <table:table-cell office:value-type="float" office:value="438910" calcext:value-type="float">
            <text:p>438910</text:p>
          </table:table-cell>
          <table:table-cell office:value-type="float" office:value="2436618578" calcext:value-type="float">
            <text:p>2436618578</text:p>
          </table:table-cell>
          <table:table-cell office:value-type="float" office:value="1343939334" calcext:value-type="float">
            <text:p>1343939334</text:p>
          </table:table-cell>
          <table:table-cell/>
          <table:table-cell office:value-type="float" office:value="2428728335" calcext:value-type="float">
            <text:p>2428728335</text:p>
          </table:table-cell>
          <table:table-cell table:formula="of:=([.E14]-[.H14])/[.E14]" office:value-type="float" office:value="0.00323819372931006" calcext:value-type="float">
            <text:p>0.0032</text:p>
          </table:table-cell>
        </table:table-row>
        <table:table-row table:style-name="ro1">
          <table:table-cell table:style-name="ce1" office:value-type="string" calcext:value-type="string">
            <text:p>3.8.3</text:p>
          </table:table-cell>
          <table:table-cell office:value-type="float" office:value="16104" calcext:value-type="float">
            <text:p>16104</text:p>
          </table:table-cell>
          <table:table-cell table:style-name="ce3" table:formula="of:=1970 + [.B15]/365.24" office:value-type="float" office:value="2014.09155623699" calcext:value-type="float">
            <text:p>2014.1</text:p>
          </table:table-cell>
          <table:table-cell office:value-type="float" office:value="439490" calcext:value-type="float">
            <text:p>439490</text:p>
          </table:table-cell>
          <table:table-cell office:value-type="float" office:value="2354624287" calcext:value-type="float">
            <text:p>2354624287</text:p>
          </table:table-cell>
          <table:table-cell office:value-type="float" office:value="1291521548" calcext:value-type="float">
            <text:p>1291521548</text:p>
          </table:table-cell>
          <table:table-cell/>
          <table:table-cell office:value-type="float" office:value="2350339239" calcext:value-type="float">
            <text:p>2350339239</text:p>
          </table:table-cell>
          <table:table-cell table:formula="of:=([.E15]-[.H15])/[.E15]" office:value-type="float" office:value="0.00181984362586336" calcext:value-type="float">
            <text:p>0.0018</text:p>
          </table:table-cell>
        </table:table-row>
        <table:table-row table:style-name="ro1">
          <table:table-cell table:style-name="ce1" office:value-type="string" calcext:value-type="string">
            <text:p>3.8.4</text:p>
          </table:table-cell>
          <table:table-cell office:value-type="float" office:value="16139" calcext:value-type="float">
            <text:p>16139</text:p>
          </table:table-cell>
          <table:table-cell table:style-name="ce3" table:formula="of:=1970 + [.B16]/365.24" office:value-type="float" office:value="2014.18738363816" calcext:value-type="float">
            <text:p>2014.2</text:p>
          </table:table-cell>
          <table:table-cell office:value-type="float" office:value="441590" calcext:value-type="float">
            <text:p>441590</text:p>
          </table:table-cell>
          <table:table-cell office:value-type="float" office:value="2200467297" calcext:value-type="float">
            <text:p>2200467297</text:p>
          </table:table-cell>
          <table:table-cell office:value-type="float" office:value="1212693050" calcext:value-type="float">
            <text:p>1212693050</text:p>
          </table:table-cell>
          <table:table-cell/>
          <table:table-cell office:value-type="float" office:value="2182530278" calcext:value-type="float">
            <text:p>2182530278</text:p>
          </table:table-cell>
          <table:table-cell table:formula="of:=([.E16]-[.H16])/[.E16]" office:value-type="float" office:value="0.00815145902166071" calcext:value-type="float">
            <text:p>0.0082</text:p>
          </table:table-cell>
        </table:table-row>
        <table:table-row table:style-name="ro1">
          <table:table-cell table:style-name="ce1" office:value-type="string" calcext:value-type="string">
            <text:p>3.8.5</text:p>
          </table:table-cell>
          <table:table-cell office:value-type="float" office:value="16225" calcext:value-type="float">
            <text:p>16225</text:p>
          </table:table-cell>
          <table:table-cell table:style-name="ce3" table:formula="of:=1970 + [.B17]/365.24" office:value-type="float" office:value="2014.42284525244" calcext:value-type="float">
            <text:p>2014.4</text:p>
          </table:table-cell>
          <table:table-cell office:value-type="float" office:value="444917" calcext:value-type="float">
            <text:p>444917</text:p>
          </table:table-cell>
          <table:table-cell office:value-type="float" office:value="2189289502" calcext:value-type="float">
            <text:p>2189289502</text:p>
          </table:table-cell>
          <table:table-cell office:value-type="float" office:value="1205891060" calcext:value-type="float">
            <text:p>1205891060</text:p>
          </table:table-cell>
          <table:table-cell/>
          <table:table-cell office:value-type="float" office:value="2168293629" calcext:value-type="float">
            <text:p>2168293629</text:p>
          </table:table-cell>
          <table:table-cell table:formula="of:=([.E17]-[.H17])/[.E17]" office:value-type="float" office:value="0.0095902679754411" calcext:value-type="float">
            <text:p>0.0096</text:p>
          </table:table-cell>
        </table:table-row>
        <table:table-row table:style-name="ro1">
          <table:table-cell table:style-name="ce1" office:value-type="string" calcext:value-type="string">
            <text:p>3.8.6</text:p>
          </table:table-cell>
          <table:table-cell office:value-type="float" office:value="16297" calcext:value-type="float">
            <text:p>16297</text:p>
          </table:table-cell>
          <table:table-cell table:style-name="ce3" table:formula="of:=1970 + [.B18]/365.24" office:value-type="float" office:value="2014.61997590625" calcext:value-type="float">
            <text:p>2014.6</text:p>
          </table:table-cell>
          <table:table-cell office:value-type="float" office:value="447373" calcext:value-type="float">
            <text:p>447373</text:p>
          </table:table-cell>
          <table:table-cell office:value-type="float" office:value="2180294512" calcext:value-type="float">
            <text:p>2180294512</text:p>
          </table:table-cell>
          <table:table-cell office:value-type="float" office:value="1200742385" calcext:value-type="float">
            <text:p>1200742385</text:p>
          </table:table-cell>
          <table:table-cell/>
          <table:table-cell office:value-type="float" office:value="2157767063" calcext:value-type="float">
            <text:p>2157767063</text:p>
          </table:table-cell>
          <table:table-cell table:formula="of:=([.E18]-[.H18])/[.E18]" office:value-type="float" office:value="0.0103322963370372" calcext:value-type="float">
            <text:p>0.0103</text:p>
          </table:table-cell>
        </table:table-row>
        <table:table-row table:style-name="ro1">
          <table:table-cell table:style-name="ce1" office:value-type="string" calcext:value-type="string">
            <text:p>3.8.7</text:p>
          </table:table-cell>
          <table:table-cell office:value-type="float" office:value="16360" calcext:value-type="float">
            <text:p>16360</text:p>
          </table:table-cell>
          <table:table-cell table:style-name="ce3" table:formula="of:=1970 + [.B19]/365.24" office:value-type="float" office:value="2014.79246522834" calcext:value-type="float">
            <text:p>2014.8</text:p>
          </table:table-cell>
          <table:table-cell office:value-type="float" office:value="451902" calcext:value-type="float">
            <text:p>451902</text:p>
          </table:table-cell>
          <table:table-cell office:value-type="float" office:value="1952369666" calcext:value-type="float">
            <text:p>1952369666</text:p>
          </table:table-cell>
          <table:table-cell office:value-type="float" office:value="1081230421" calcext:value-type="float">
            <text:p>1081230421</text:p>
          </table:table-cell>
          <table:table-cell/>
          <table:table-cell office:value-type="float" office:value="1936664256" calcext:value-type="float">
            <text:p>1936664256</text:p>
          </table:table-cell>
          <table:table-cell table:formula="of:=([.E19]-[.H19])/[.E19]" office:value-type="float" office:value="0.00804428089285833" calcext:value-type="float">
            <text:p>0.0080</text:p>
          </table:table-cell>
        </table:table-row>
        <table:table-row table:style-name="ro1">
          <table:table-cell table:style-name="ce1" office:value-type="string" calcext:value-type="string">
            <text:p>3.8.8</text:p>
          </table:table-cell>
          <table:table-cell office:value-type="float" office:value="16451" calcext:value-type="float">
            <text:p>16451</text:p>
          </table:table-cell>
          <table:table-cell table:style-name="ce3" table:formula="of:=1970 + [.B20]/365.24" office:value-type="float" office:value="2015.04161647136" calcext:value-type="float">
            <text:p>2015.0</text:p>
          </table:table-cell>
          <table:table-cell office:value-type="float" office:value="456657" calcext:value-type="float">
            <text:p>456657</text:p>
          </table:table-cell>
          <table:table-cell office:value-type="float" office:value="1939551129" calcext:value-type="float">
            <text:p>1939551129</text:p>
          </table:table-cell>
          <table:table-cell office:value-type="float" office:value="1024471593" calcext:value-type="float">
            <text:p>1024471593</text:p>
          </table:table-cell>
          <table:table-cell/>
          <table:table-cell office:value-type="float" office:value="1922720911" calcext:value-type="float">
            <text:p>1922720911</text:p>
          </table:table-cell>
          <table:table-cell table:formula="of:=([.E20]-[.H20])/[.E20]" office:value-type="float" office:value="0.00867737784704721" calcext:value-type="float">
            <text:p>0.0087</text:p>
          </table:table-cell>
        </table:table-row>
        <table:table-row table:style-name="ro1">
          <table:table-cell table:style-name="ce1" office:value-type="string" calcext:value-type="string">
            <text:p>3.8.9</text:p>
          </table:table-cell>
          <table:table-cell office:value-type="float" office:value="16533" calcext:value-type="float">
            <text:p>16533</text:p>
          </table:table-cell>
          <table:table-cell table:style-name="ce3" table:formula="of:=1970 + [.B21]/365.24" office:value-type="float" office:value="2015.26612638265" calcext:value-type="float">
            <text:p>2015.3</text:p>
          </table:table-cell>
          <table:table-cell office:value-type="float" office:value="459613" calcext:value-type="float">
            <text:p>459613</text:p>
          </table:table-cell>
          <table:table-cell office:value-type="float" office:value="1935500575" calcext:value-type="float">
            <text:p>1935500575</text:p>
          </table:table-cell>
          <table:table-cell office:value-type="float" office:value="1021279134" calcext:value-type="float">
            <text:p>1021279134</text:p>
          </table:table-cell>
          <table:table-cell/>
          <table:table-cell office:value-type="float" office:value="1921726337" calcext:value-type="float">
            <text:p>1921726337</text:p>
          </table:table-cell>
          <table:table-cell table:formula="of:=([.E21]-[.H21])/[.E21]" office:value-type="float" office:value="0.00711662821386659" calcext:value-type="float">
            <text:p>0.0071</text:p>
          </table:table-cell>
        </table:table-row>
        <table:table-row table:style-name="ro1">
          <table:table-cell table:style-name="ce1" office:value-type="string" calcext:value-type="string">
            <text:p>3.8.10</text:p>
          </table:table-cell>
          <table:table-cell office:value-type="float" office:value="16562" calcext:value-type="float">
            <text:p>16562</text:p>
          </table:table-cell>
          <table:table-cell table:style-name="ce3" table:formula="of:=1970 + [.B22]/365.24" office:value-type="float" office:value="2015.34552622933" calcext:value-type="float">
            <text:p>2015.3</text:p>
          </table:table-cell>
          <table:table-cell office:value-type="float" office:value="461877" calcext:value-type="float">
            <text:p>461877</text:p>
          </table:table-cell>
          <table:table-cell office:value-type="float" office:value="1868687508" calcext:value-type="float">
            <text:p>1868687508</text:p>
          </table:table-cell>
          <table:table-cell office:value-type="float" office:value="989725255" calcext:value-type="float">
            <text:p>989725255</text:p>
          </table:table-cell>
          <table:table-cell/>
          <table:table-cell office:value-type="float" office:value="1851893016" calcext:value-type="float">
            <text:p>1851893016</text:p>
          </table:table-cell>
          <table:table-cell table:formula="of:=([.E22]-[.H22])/[.E22]" office:value-type="float" office:value="0.00898731967121386" calcext:value-type="float">
            <text:p>0.0090</text:p>
          </table:table-cell>
        </table:table-row>
        <table:table-row table:style-name="ro1">
          <table:table-cell table:style-name="ce1" office:value-type="string" calcext:value-type="string">
            <text:p>3.8.11</text:p>
          </table:table-cell>
          <table:table-cell office:value-type="float" office:value="16643" calcext:value-type="float">
            <text:p>16643</text:p>
          </table:table-cell>
          <table:table-cell table:style-name="ce3" table:formula="of:=1970 + [.B23]/365.24" office:value-type="float" office:value="2015.56729821487" calcext:value-type="float">
            <text:p>2015.6</text:p>
          </table:table-cell>
          <table:table-cell office:value-type="float" office:value="463922" calcext:value-type="float">
            <text:p>463922</text:p>
          </table:table-cell>
          <table:table-cell office:value-type="float" office:value="1717646125" calcext:value-type="float">
            <text:p>1717646125</text:p>
          </table:table-cell>
          <table:table-cell office:value-type="float" office:value="922888625" calcext:value-type="float">
            <text:p>922888625</text:p>
          </table:table-cell>
          <table:table-cell/>
          <table:table-cell office:value-type="float" office:value="1703015853" calcext:value-type="float">
            <text:p>1703015853</text:p>
          </table:table-cell>
          <table:table-cell table:formula="of:=([.E23]-[.H23])/[.E23]" office:value-type="float" office:value="0.00851762874032042" calcext:value-type="float">
            <text:p>0.0085</text:p>
          </table:table-cell>
        </table:table-row>
        <table:table-row table:style-name="ro1">
          <table:table-cell table:style-name="ce1" office:value-type="string" calcext:value-type="string">
            <text:p>3.9.0</text:p>
          </table:table-cell>
          <table:table-cell office:value-type="float" office:value="16722" calcext:value-type="float">
            <text:p>16722</text:p>
          </table:table-cell>
          <table:table-cell table:style-name="ce3" table:formula="of:=1970 + [.B24]/365.24" office:value-type="float" office:value="2015.78359434892" calcext:value-type="float">
            <text:p>2015.8</text:p>
          </table:table-cell>
          <table:table-cell office:value-type="float" office:value="465683" calcext:value-type="float">
            <text:p>465683</text:p>
          </table:table-cell>
          <table:table-cell office:value-type="float" office:value="1715816275" calcext:value-type="float">
            <text:p>1715816275</text:p>
          </table:table-cell>
          <table:table-cell office:value-type="float" office:value="918745533" calcext:value-type="float">
            <text:p>918745533</text:p>
          </table:table-cell>
          <table:table-cell/>
          <table:table-cell office:value-type="float" office:value="1703588034" calcext:value-type="float">
            <text:p>1703588034</text:p>
          </table:table-cell>
          <table:table-cell table:formula="of:=([.E24]-[.H24])/[.E24]" office:value-type="float" office:value="0.00712677760327224" calcext:value-type="float">
            <text:p>0.0071</text:p>
          </table:table-cell>
        </table:table-row>
        <table:table-row table:style-name="ro1">
          <table:table-cell table:style-name="ce1" office:value-type="string" calcext:value-type="string">
            <text:p>3.10.0</text:p>
          </table:table-cell>
          <table:table-cell office:value-type="float" office:value="16806" calcext:value-type="float">
            <text:p>16806</text:p>
          </table:table-cell>
          <table:table-cell table:style-name="ce3" table:formula="of:=1970 + [.B25]/365.24" office:value-type="float" office:value="2016.01358011171" calcext:value-type="float">
            <text:p>2016.0</text:p>
          </table:table-cell>
          <table:table-cell office:value-type="float" office:value="466022" calcext:value-type="float">
            <text:p>466022</text:p>
          </table:table-cell>
          <table:table-cell office:value-type="float" office:value="1669211962" calcext:value-type="float">
            <text:p>1669211962</text:p>
          </table:table-cell>
          <table:table-cell office:value-type="float" office:value="889756531" calcext:value-type="float">
            <text:p>889756531</text:p>
          </table:table-cell>
          <table:table-cell/>
          <table:table-cell office:value-type="float" office:value="1656661956" calcext:value-type="float">
            <text:p>1656661956</text:p>
          </table:table-cell>
          <table:table-cell table:formula="of:=([.E25]-[.H25])/[.E25]" office:value-type="float" office:value="0.00751852148540977" calcext:value-type="float">
            <text:p>0.0075</text:p>
          </table:table-cell>
        </table:table-row>
        <table:table-row table:style-name="ro1">
          <table:table-cell table:style-name="ce1" office:value-type="string" calcext:value-type="string">
            <text:p>3.11.0</text:p>
          </table:table-cell>
          <table:table-cell office:value-type="float" office:value="16846" calcext:value-type="float">
            <text:p>16846</text:p>
          </table:table-cell>
          <table:table-cell table:style-name="ce3" table:formula="of:=1970 + [.B26]/365.24" office:value-type="float" office:value="2016.12309714161" calcext:value-type="float">
            <text:p>2016.1</text:p>
          </table:table-cell>
          <table:table-cell office:value-type="float" office:value="465951" calcext:value-type="float">
            <text:p>465951</text:p>
          </table:table-cell>
          <table:table-cell office:value-type="float" office:value="1584918110" calcext:value-type="float">
            <text:p>1584918110</text:p>
          </table:table-cell>
          <table:table-cell office:value-type="float" office:value="839039596" calcext:value-type="float">
            <text:p>839039596</text:p>
          </table:table-cell>
          <table:table-cell/>
          <table:table-cell office:value-type="float" office:value="1588532576" calcext:value-type="float">
            <text:p>1588532576</text:p>
          </table:table-cell>
          <table:table-cell table:formula="of:=([.E26]-[.H26])/[.E26]" office:value-type="float" office:value="-0.00228053801467383" calcext:value-type="float">
            <text:p>-0.0023</text:p>
          </table:table-cell>
        </table:table-row>
        <table:table-row table:style-name="ro1">
          <table:table-cell table:style-name="ce1" office:value-type="string" calcext:value-type="string">
            <text:p>3.12.0</text:p>
          </table:table-cell>
          <table:table-cell office:value-type="float" office:value="16889" calcext:value-type="float">
            <text:p>16889</text:p>
          </table:table-cell>
          <table:table-cell table:style-name="ce3" table:formula="of:=1970 + [.B27]/365.24" office:value-type="float" office:value="2016.24082794875" calcext:value-type="float">
            <text:p>2016.2</text:p>
          </table:table-cell>
          <table:table-cell office:value-type="float" office:value="465463" calcext:value-type="float">
            <text:p>465463</text:p>
          </table:table-cell>
          <table:table-cell office:value-type="float" office:value="1531875388" calcext:value-type="float">
            <text:p>1531875388</text:p>
          </table:table-cell>
          <table:table-cell office:value-type="float" office:value="830284831" calcext:value-type="float">
            <text:p>830284831</text:p>
          </table:table-cell>
          <table:table-cell/>
          <table:table-cell office:value-type="float" office:value="1533160196" calcext:value-type="float">
            <text:p>1533160196</text:p>
          </table:table-cell>
          <table:table-cell table:formula="of:=([.E27]-[.H27])/[.E27]" office:value-type="float" office:value="-0.000838715740238788" calcext:value-type="float">
            <text:p>-0.0008</text:p>
          </table:table-cell>
        </table:table-row>
        <table:table-row table:style-name="ro1">
          <table:table-cell table:style-name="ce1" office:value-type="string" calcext:value-type="string">
            <text:p>3.13.0</text:p>
          </table:table-cell>
          <table:table-cell office:value-type="float" office:value="16939" calcext:value-type="float">
            <text:p>16939</text:p>
          </table:table-cell>
          <table:table-cell table:style-name="ce3" table:formula="of:=1970 + [.B28]/365.24" office:value-type="float" office:value="2016.37772423612" calcext:value-type="float">
            <text:p>2016.4</text:p>
          </table:table-cell>
          <table:table-cell office:value-type="float" office:value="465622" calcext:value-type="float">
            <text:p>465622</text:p>
          </table:table-cell>
          <table:table-cell office:value-type="float" office:value="1508033011" calcext:value-type="float">
            <text:p>1508033011</text:p>
          </table:table-cell>
          <table:table-cell office:value-type="float" office:value="818299599" calcext:value-type="float">
            <text:p>818299599</text:p>
          </table:table-cell>
          <table:table-cell/>
          <table:table-cell office:value-type="float" office:value="1518356574" calcext:value-type="float">
            <text:p>1518356574</text:p>
          </table:table-cell>
          <table:table-cell table:formula="of:=([.E28]-[.H28])/[.E28]" office:value-type="float" office:value="-0.00684571420167672" calcext:value-type="float">
            <text:p>-0.0068</text:p>
          </table:table-cell>
        </table:table-row>
        <table:table-row table:style-name="ro1">
          <table:table-cell table:style-name="ce1" office:value-type="string" calcext:value-type="string">
            <text:p>3.14.0</text:p>
          </table:table-cell>
          <table:table-cell office:value-type="float" office:value="17021" calcext:value-type="float">
            <text:p>17021</text:p>
          </table:table-cell>
          <table:table-cell table:style-name="ce3" table:formula="of:=1970 + [.B29]/365.24" office:value-type="float" office:value="2016.60223414741" calcext:value-type="float">
            <text:p>2016.6</text:p>
          </table:table-cell>
          <table:table-cell office:value-type="float" office:value="467113" calcext:value-type="float">
            <text:p>467113</text:p>
          </table:table-cell>
          <table:table-cell office:value-type="float" office:value="1477906615" calcext:value-type="float">
            <text:p>1477906615</text:p>
          </table:table-cell>
          <table:table-cell office:value-type="float" office:value="804303688" calcext:value-type="float">
            <text:p>804303688</text:p>
          </table:table-cell>
          <table:table-cell/>
          <table:table-cell office:value-type="float" office:value="1492286256" calcext:value-type="float">
            <text:p>1492286256</text:p>
          </table:table-cell>
          <table:table-cell table:formula="of:=([.E29]-[.H29])/[.E29]" office:value-type="float" office:value="-0.00972973586697154" calcext:value-type="float">
            <text:p>-0.0097</text:p>
          </table:table-cell>
        </table:table-row>
        <table:table-row table:style-name="ro1">
          <table:table-cell table:style-name="ce1" office:value-type="string" calcext:value-type="string">
            <text:p>3.15.0</text:p>
          </table:table-cell>
          <table:table-cell office:value-type="float" office:value="17088" calcext:value-type="float">
            <text:p>17088</text:p>
          </table:table-cell>
          <table:table-cell table:style-name="ce3" table:formula="of:=1970 + [.B30]/365.24" office:value-type="float" office:value="2016.78567517249" calcext:value-type="float">
            <text:p>2016.8</text:p>
          </table:table-cell>
          <table:table-cell office:value-type="float" office:value="473867" calcext:value-type="float">
            <text:p>473867</text:p>
          </table:table-cell>
          <table:table-cell office:value-type="float" office:value="1359796812" calcext:value-type="float">
            <text:p>1359796812</text:p>
          </table:table-cell>
          <table:table-cell office:value-type="float" office:value="721900790" calcext:value-type="float">
            <text:p>721900790</text:p>
          </table:table-cell>
          <table:table-cell/>
          <table:table-cell office:value-type="float" office:value="1374748164" calcext:value-type="float">
            <text:p>1374748164</text:p>
          </table:table-cell>
          <table:table-cell table:formula="of:=([.E30]-[.H30])/[.E30]" office:value-type="float" office:value="-0.010995283904225" calcext:value-type="float">
            <text:p>-0.0110</text:p>
          </table:table-cell>
        </table:table-row>
        <table:table-row table:style-name="ro1">
          <table:table-cell table:style-name="ce1" office:value-type="string" calcext:value-type="string">
            <text:p>3.16.0</text:p>
          </table:table-cell>
          <table:table-cell office:value-type="float" office:value="17160" calcext:value-type="float">
            <text:p>17160</text:p>
          </table:table-cell>
          <table:table-cell table:style-name="ce3" table:formula="of:=1970 + [.B31]/365.24" office:value-type="float" office:value="2016.98280582631" calcext:value-type="float">
            <text:p>2017.0</text:p>
          </table:table-cell>
          <table:table-cell office:value-type="float" office:value="476806" calcext:value-type="float">
            <text:p>476806</text:p>
          </table:table-cell>
          <table:table-cell office:value-type="float" office:value="1233763763" calcext:value-type="float">
            <text:p>1233763763</text:p>
          </table:table-cell>
          <table:table-cell office:value-type="float" office:value="634262960" calcext:value-type="float">
            <text:p>634262960</text:p>
          </table:table-cell>
          <table:table-cell/>
          <table:table-cell office:value-type="float" office:value="1247968589" calcext:value-type="float">
            <text:p>1247968589</text:p>
          </table:table-cell>
          <table:table-cell table:formula="of:=([.E31]-[.H31])/[.E31]" office:value-type="float" office:value="-0.0115134083412045" calcext:value-type="float">
            <text:p>-0.01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easurements taken with GCC 4.8.4</text:p>
          </table:table-cell>
          <table:table-cell table:number-columns-repeated="6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6:38:41.927210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0:37:04.647291211</meta:creation-date>
    <dc:date>2017-09-01T16:41:36.691770370</dc:date>
    <meta:editing-duration>PT3H17M46S</meta:editing-duration>
    <meta:editing-cycles>55</meta:editing-cycles>
    <meta:generator>LibreOffice/5.1.6.2$Linux_X86_64 LibreOffice_project/10m0$Build-2</meta:generator>
    <meta:document-statistic meta:table-count="7" meta:cell-count="57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aximum="2021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bottom" style:rotation-angle="90"/>
      <style:graphic-properties svg:stroke-width="0.08cm" svg:stroke-color="#004586" draw:fill-color="#004586" dr3d:edge-rounding="5%"/>
      <style:text-properties fo:font-size="9pt" fo:font-weight="bold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5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13cm" svg:height="13.919cm" xlink:href=".." xlink:type="simple" chart:class="chart:scatter" chart:style-name="ch1">
        <chart:legend chart:legend-position="top" svg:x="6.859cm" svg:y="0.185cm" style:legend-expansion="wide" chart:style-name="ch2"/>
        <chart:plot-area chart:style-name="ch3" table:cell-range-address="data.A12:data.A36 data.G12:data.H36 data.H1:data.H1" chart:data-source-has-labels="both" svg:x="0.524cm" svg:y="1.114cm" svg:width="25.165cm" svg:height="12.527cm">
          <chartooo:coordinate-region svg:x="1.569cm" svg:y="1.419cm" svg:width="23.483cm" svg:height="11.363cm"/>
          <chart:axis chart:dimension="x" chart:name="primary-x" chart:style-name="ch4" chartooo:axis-type="auto">
            <chart:categories table:cell-range-address="data.A12:data.A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H12:data.H36" chart:label-cell-address="data.H1:data.H1" chart:class="chart:scatter">
            <chart:domain table:cell-range-address="data.G12:data.G36 data.H1:data.H1"/>
            <chart:regression-curve chart:style-name="ch8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Billions of CPU Cycles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0</text:p>
                <draw:g>
                  <svg:desc>data.A12:data.A36</svg:desc>
                </draw:g>
              </table:table-cell>
              <table:table-cell office:value-type="float" office:value="2013.65075019165">
                <text:p>2013.65075019165</text:p>
                <draw:g>
                  <svg:desc>data.G12:data.G36 data.H1:data.H1</svg:desc>
                </draw:g>
              </table:table-cell>
              <table:table-cell office:value-type="float" office:value="2.640238923">
                <text:p>2.640238923</text:p>
                <draw:g>
                  <svg:desc>data.H12:data.H36</svg:desc>
                </draw:g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593685187">
                <text:p>2.59368518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428728335">
                <text:p>2.428728335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350339239">
                <text:p>2.350339239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2.182530278">
                <text:p>2.182530278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2.168293629">
                <text:p>2.168293629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2.157767063">
                <text:p>2.157767063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936664256">
                <text:p>1.936664256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922720911">
                <text:p>1.922720911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921726337">
                <text:p>1.921726337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851893016">
                <text:p>1.851893016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703015853">
                <text:p>1.703015853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703588034">
                <text:p>1.703588034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656661956">
                <text:p>1.656661956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588532576">
                <text:p>1.588532576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533160196">
                <text:p>1.533160196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518356574">
                <text:p>1.518356574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492286256">
                <text:p>1.492286256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374748164">
                <text:p>1.374748164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247968589">
                <text:p>1.247968589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167087162">
                <text:p>1.167087162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151632937">
                <text:p>1.151632937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144112516">
                <text:p>1.144112516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121502729">
                <text:p>1.121502729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63169422845">
                <text:p>2017.63169422845</text:p>
              </table:table-cell>
              <table:table-cell office:value-type="float" office:value="1.109237207">
                <text:p>1.109237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12" chart:maximum="2018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inimum="0" chart:maximum="3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08cm" svg:stroke-color="#004586" draw:fill-color="#004586" dr3d:edge-rounding="5%"/>
      <style:text-properties fo:font-size="9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13cm" svg:height="13.919cm" xlink:href=".." xlink:type="simple" chart:class="chart:scatter" chart:style-name="ch1">
        <chart:legend chart:legend-position="top" svg:x="11.352cm" svg:y="0.185cm" style:legend-expansion="wide" chart:style-name="ch2"/>
        <chart:plot-area chart:style-name="ch3" table:cell-range-address="data.A2:data.A36 data.G2:data.G36 data.H1:data.H1 data.J1:data.J36" chart:data-source-has-labels="both" svg:x="0.524cm" svg:y="1.114cm" svg:width="25.165cm" svg:height="12.527cm">
          <chartooo:coordinate-region svg:x="2.23cm" svg:y="1.419cm" svg:width="22.822cm" svg:height="11.363cm"/>
          <chart:axis chart:dimension="x" chart:name="primary-x" chart:style-name="ch4" chartooo:axis-type="auto">
            <chart:categories table:cell-range-address="data.A2:data.A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J2:data.J36" chart:label-cell-address="data.J1:data.J1" chart:class="chart:scatter">
            <chart:domain table:cell-range-address="data.G2:data.G36 data.H1:data.H1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CPU Cycles</text:p>
                <draw:g>
                  <svg:desc>data.J1:data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36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36 data.H1:data.H1</svg:desc>
                </draw:g>
              </table:table-cell>
              <table:table-cell office:value-type="float" office:value="3.07792648865384">
                <text:p>3.07792648865384</text:p>
                <draw:g>
                  <svg:desc>data.J2:data.J36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.07533199082473">
                <text:p>3.07533199082473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2.74450823976959">
                <text:p>2.74450823976959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2.64867281318704">
                <text:p>2.64867281318704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2.63024032179073">
                <text:p>2.63024032179073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2.43044391745907">
                <text:p>2.43044391745907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2.35301693422674">
                <text:p>2.35301693422674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2.4502314108223">
                <text:p>2.4502314108223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2.43365515071811">
                <text:p>2.43365515071811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2.46688969628742">
                <text:p>2.46688969628742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2.4069368562206">
                <text:p>2.4069368562206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36449679445307">
                <text:p>2.3644967944530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21411618938503">
                <text:p>2.21411618938503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14265386730328">
                <text:p>2.14265386730328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1.98967317698907">
                <text:p>1.98967317698907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1.97669453521212">
                <text:p>1.97669453521212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1.96709813866856">
                <text:p>1.96709813866856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76553285965304">
                <text:p>1.76553285965304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75282160436204">
                <text:p>1.75282160436204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75191491489693">
                <text:p>1.75191491489693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68825234533062">
                <text:p>1.68825234533062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55253056365675">
                <text:p>1.55253056365675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55305218445603">
                <text:p>1.55305218445603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51027268231623">
                <text:p>1.51027268231623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44816348671088">
                <text:p>1.44816348671088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39768403158368">
                <text:p>1.39768403158368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38418851680774">
                <text:p>1.38418851680774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36042187633405">
                <text:p>1.36042187633405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25326992005458">
                <text:p>1.25326992005458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13769309515998">
                <text:p>1.13769309515998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0639586744096">
                <text:p>1.0639586744096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04987004651582">
                <text:p>1.04987004651582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04301415998164">
                <text:p>1.04301415998164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02240226415376">
                <text:p>1.02240226415376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67002518892">
                <text:p>2017.67002518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09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 style:data-style-name="N3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style:rotation-angle="90"/>
      <style:graphic-properties svg:stroke-width="0.08cm" svg:stroke-color="#004586" draw:fill-color="#004586" dr3d:edge-rounding="5%"/>
      <style:text-properties fo:font-size="8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39cm" svg:height="14.265cm" xlink:href=".." xlink:type="simple" chart:class="chart:scatter" chart:style-name="ch1">
        <chart:legend chart:legend-position="top" svg:x="10.962cm" svg:y="0.185cm" style:legend-expansion="wide" chart:style-name="ch2"/>
        <chart:plot-area chart:style-name="ch3" table:cell-range-address="data.A2:data.A36 data.C2:data.D36 data.D1:data.D1" chart:data-source-has-labels="both" svg:x="0.524cm" svg:y="1.304cm" svg:width="25.191cm" svg:height="12.676cm">
          <chartooo:coordinate-region svg:x="2.654cm" svg:y="1.584cm" svg:width="22.424cm" svg:height="11.537cm"/>
          <chart:axis chart:dimension="x" chart:name="primary-x" chart:style-name="ch4" chartooo:axis-type="auto">
            <chart:categories table:cell-range-address="data.A2:data.A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D2:data.D36" chart:label-cell-address="data.D1:data.D1" chart:class="chart:scatter">
            <chart:domain table:cell-range-address="data.C2:data.C36 data.D1:data.D1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D</text:p>
              </table:table-cell>
              <table:table-cell office:value-type="string">
                <text:p>Size (bytes)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36</svg:desc>
                </draw:g>
              </table:table-cell>
              <table:table-cell office:value-type="float" office:value="2008.59653926186">
                <text:p>2008.59653926186</text:p>
                <draw:g>
                  <svg:desc>data.C2:data.C36 data.D1:data.D1</svg:desc>
                </draw:g>
              </table:table-cell>
              <table:table-cell office:value-type="float" office:value="328225">
                <text:p>328225</text:p>
                <draw:g>
                  <svg:desc>data.D2:data.D36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43460">
                <text:p>343460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49587">
                <text:p>349587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368896">
                <text:p>368896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386819">
                <text:p>386819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394006">
                <text:p>394006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410562">
                <text:p>410562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416534">
                <text:p>416534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418415">
                <text:p>418415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431580">
                <text:p>431580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436412">
                <text:p>436412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440787">
                <text:p>44078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448963">
                <text:p>448963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450112">
                <text:p>450112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451565">
                <text:p>451565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455178">
                <text:p>455178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457569">
                <text:p>457569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461908">
                <text:p>461908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466858">
                <text:p>466858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469970">
                <text:p>469970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472043">
                <text:p>472043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474667">
                <text:p>474667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476124">
                <text:p>476124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477015">
                <text:p>477015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477043">
                <text:p>477043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476964">
                <text:p>476964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477359">
                <text:p>477359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477985">
                <text:p>477985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485128">
                <text:p>485128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487176">
                <text:p>487176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488233">
                <text:p>488233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490009">
                <text:p>490009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491607">
                <text:p>491607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491971">
                <text:p>491971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67002518892">
                <text:p>2017.67002518892</text:p>
              </table:table-cell>
              <table:table-cell office:value-type="float" office:value="490902">
                <text:p>490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09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08cm" svg:stroke-color="#004586" draw:fill-color="#004586" dr3d:edge-rounding="5%"/>
      <style:text-properties fo:font-size="7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9cm" svg:height="13.919cm" xlink:href=".." xlink:type="simple" chart:class="chart:scatter" chart:style-name="ch1">
        <chart:legend chart:legend-position="top" svg:x="9.162cm" svg:y="0.185cm" style:legend-expansion="wide" chart:style-name="ch2"/>
        <chart:plot-area chart:style-name="ch3" table:cell-range-address="data.A2:data.A36 data.G2:data.H36 data.H1:data.H1" chart:data-source-has-labels="both" svg:x="0.475cm" svg:y="1.114cm" svg:width="22.84cm" svg:height="12.527cm">
          <chartooo:coordinate-region svg:x="1.52cm" svg:y="1.419cm" svg:width="21.158cm" svg:height="11.363cm"/>
          <chart:axis chart:dimension="x" chart:name="primary-x" chart:style-name="ch4" chartooo:axis-type="auto">
            <chart:categories table:cell-range-address="data.A2:data.A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H2:data.H36" chart:label-cell-address="data.H1:data.H1" chart:class="chart:scatter">
            <chart:domain table:cell-range-address="data.G2:data.G36 data.H1:data.H1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Billions of CPU Cycles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36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36 data.H1:data.H1</svg:desc>
                </draw:g>
              </table:table-cell>
              <table:table-cell office:value-type="float" office:value="3.376266933">
                <text:p>3.376266933</text:p>
                <draw:g>
                  <svg:desc>data.H2:data.H36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.373420953">
                <text:p>3.373420953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.010530775">
                <text:p>3.010530775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2.905406113">
                <text:p>2.905406113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2.885186978">
                <text:p>2.885186978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2.666024501">
                <text:p>2.666024501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2.581092595">
                <text:p>2.581092595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2.687729977">
                <text:p>2.687729977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2.669546996">
                <text:p>2.669546996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2.706002934">
                <text:p>2.706002934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2.640238923">
                <text:p>2.640238923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593685187">
                <text:p>2.59368518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428728335">
                <text:p>2.428728335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350339239">
                <text:p>2.350339239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2.182530278">
                <text:p>2.182530278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2.168293629">
                <text:p>2.168293629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2.157767063">
                <text:p>2.157767063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936664256">
                <text:p>1.936664256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922720911">
                <text:p>1.922720911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921726337">
                <text:p>1.921726337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851893016">
                <text:p>1.851893016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703015853">
                <text:p>1.703015853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703588034">
                <text:p>1.703588034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656661956">
                <text:p>1.656661956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588532576">
                <text:p>1.588532576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533160196">
                <text:p>1.533160196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518356574">
                <text:p>1.518356574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492286256">
                <text:p>1.492286256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374748164">
                <text:p>1.374748164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247968589">
                <text:p>1.247968589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167087162">
                <text:p>1.167087162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151632937">
                <text:p>1.151632937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144112516">
                <text:p>1.144112516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121502729">
                <text:p>1.121502729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67002518892">
                <text:p>2017.67002518892</text:p>
              </table:table-cell>
              <table:table-cell office:value-type="float" office:value="1.096929035">
                <text:p>1.096929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12" chart:maximum="2018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minimum="0" chart:maximum="3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08cm" svg:stroke-color="#004586" draw:fill-color="#004586" dr3d:edge-rounding="5%"/>
      <style:text-properties fo:font-size="9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13cm" svg:height="13.919cm" xlink:href=".." xlink:type="simple" chart:class="chart:scatter" chart:style-name="ch1">
        <chart:legend chart:legend-position="top" svg:x="10.373cm" svg:y="0.185cm" style:legend-expansion="wide" chart:style-name="ch2"/>
        <chart:plot-area chart:style-name="ch3" table:cell-range-address="data.A2:data.A36 data.G2:data.H36 data.H1:data.H1" chart:data-source-has-labels="both" svg:x="0.524cm" svg:y="1.114cm" svg:width="25.165cm" svg:height="12.527cm">
          <chartooo:coordinate-region svg:x="1.569cm" svg:y="1.419cm" svg:width="23.483cm" svg:height="11.363cm"/>
          <chart:axis chart:dimension="x" chart:name="primary-x" chart:style-name="ch4" chartooo:axis-type="auto">
            <chart:categories table:cell-range-address="data.A2:data.A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H2:data.H36" chart:label-cell-address="data.H1:data.H1" chart:class="chart:scatter">
            <chart:domain table:cell-range-address="data.G2:data.G36 data.H1:data.H1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Billions of CPU Cycles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36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36 data.H1:data.H1</svg:desc>
                </draw:g>
              </table:table-cell>
              <table:table-cell office:value-type="float" office:value="3.376266933">
                <text:p>3.376266933</text:p>
                <draw:g>
                  <svg:desc>data.H2:data.H36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.373420953">
                <text:p>3.373420953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.010530775">
                <text:p>3.010530775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2.905406113">
                <text:p>2.905406113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2.885186978">
                <text:p>2.885186978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2.666024501">
                <text:p>2.666024501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2.581092595">
                <text:p>2.581092595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2.687729977">
                <text:p>2.687729977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2.669546996">
                <text:p>2.669546996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2.706002934">
                <text:p>2.706002934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2.640238923">
                <text:p>2.640238923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593685187">
                <text:p>2.59368518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428728335">
                <text:p>2.428728335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350339239">
                <text:p>2.350339239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2.182530278">
                <text:p>2.182530278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2.168293629">
                <text:p>2.168293629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2.157767063">
                <text:p>2.157767063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936664256">
                <text:p>1.936664256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922720911">
                <text:p>1.922720911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921726337">
                <text:p>1.921726337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851893016">
                <text:p>1.851893016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703015853">
                <text:p>1.703015853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703588034">
                <text:p>1.703588034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656661956">
                <text:p>1.656661956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588532576">
                <text:p>1.588532576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533160196">
                <text:p>1.533160196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518356574">
                <text:p>1.518356574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492286256">
                <text:p>1.492286256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374748164">
                <text:p>1.374748164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247968589">
                <text:p>1.247968589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167087162">
                <text:p>1.167087162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151632937">
                <text:p>1.151632937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144112516">
                <text:p>1.144112516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121502729">
                <text:p>1.121502729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67002518892">
                <text:p>2017.67002518892</text:p>
              </table:table-cell>
              <table:table-cell office:value-type="float" office:value="1.096929035">
                <text:p>1.096929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09" chart:maximum="2018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0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08cm" svg:stroke-color="#004586" draw:fill-color="#004586" dr3d:edge-rounding="5%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4cm" svg:height="14.872cm" xlink:href=".." xlink:type="simple" chart:class="chart:scatter" chart:style-name="ch1">
        <chart:legend chart:legend-position="top" svg:x="12.566cm" svg:y="0.185cm" style:legend-expansion="wide" chart:style-name="ch2"/>
        <chart:plot-area chart:style-name="ch3" table:cell-range-address="data.A2:data.A36 data.G2:data.G36 data.H1:data.H1 data.J1:data.J36" chart:data-source-has-labels="both" svg:x="0.387cm" svg:y="1.192cm" svg:width="27.495cm" svg:height="13.441cm">
          <chartooo:coordinate-region svg:x="2.093cm" svg:y="1.497cm" svg:width="25.152cm" svg:height="12.277cm"/>
          <chart:axis chart:dimension="x" chart:name="primary-x" chart:style-name="ch4" chartooo:axis-type="auto">
            <chart:categories table:cell-range-address="data.A2:data.A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J2:data.J36" chart:label-cell-address="data.J1:data.J1" chart:class="chart:scatter">
            <chart:domain table:cell-range-address="data.G2:data.G36 data.H1:data.H1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CPU Cycles</text:p>
                <draw:g>
                  <svg:desc>data.J1:data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36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36 data.H1:data.H1</svg:desc>
                </draw:g>
              </table:table-cell>
              <table:table-cell office:value-type="float" office:value="3.07792648865384">
                <text:p>3.07792648865384</text:p>
                <draw:g>
                  <svg:desc>data.J2:data.J36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.07533199082473">
                <text:p>3.07533199082473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2.74450823976959">
                <text:p>2.74450823976959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2.64867281318704">
                <text:p>2.64867281318704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2.63024032179073">
                <text:p>2.63024032179073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2.43044391745907">
                <text:p>2.43044391745907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2.35301693422674">
                <text:p>2.35301693422674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2.4502314108223">
                <text:p>2.4502314108223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2.43365515071811">
                <text:p>2.43365515071811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2.46688969628742">
                <text:p>2.46688969628742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2.4069368562206">
                <text:p>2.4069368562206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36449679445307">
                <text:p>2.3644967944530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21411618938503">
                <text:p>2.21411618938503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14265386730328">
                <text:p>2.14265386730328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1.98967317698907">
                <text:p>1.98967317698907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1.97669453521212">
                <text:p>1.97669453521212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1.96709813866856">
                <text:p>1.96709813866856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76553285965304">
                <text:p>1.76553285965304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75282160436204">
                <text:p>1.75282160436204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75191491489693">
                <text:p>1.75191491489693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68825234533062">
                <text:p>1.68825234533062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55253056365675">
                <text:p>1.55253056365675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55305218445603">
                <text:p>1.55305218445603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51027268231623">
                <text:p>1.51027268231623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44816348671088">
                <text:p>1.44816348671088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39768403158368">
                <text:p>1.39768403158368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38418851680774">
                <text:p>1.38418851680774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36042187633405">
                <text:p>1.36042187633405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25326992005458">
                <text:p>1.25326992005458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13769309515998">
                <text:p>1.13769309515998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0639586744096">
                <text:p>1.0639586744096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04987004651582">
                <text:p>1.04987004651582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04301415998164">
                <text:p>1.04301415998164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02240226415376">
                <text:p>1.02240226415376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67002518892">
                <text:p>2017.67002518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